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15.9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3" style:family="table">
      <style:table-properties style:width="15.926cm" fo:margin-left="0cm" fo:margin-top="0cm" fo:margin-bottom="0cm" table:align="left"/>
    </style:style>
    <style:style style:name="Tabela3.A" style:family="table-column">
      <style:table-column-properties style:column-width="15.92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176cm" fo:border="1pt solid #000000"/>
    </style:style>
    <style:style style:name="Tabela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4" style:family="table">
      <style:table-properties style:width="15.926cm" fo:margin-left="0cm" fo:margin-top="0cm" fo:margin-bottom="0cm" table:align="left"/>
    </style:style>
    <style:style style:name="Tabela4.A" style:family="table-column">
      <style:table-column-properties style:column-width="15.92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="0.176cm" fo:border="1pt solid #000000"/>
    </style:style>
    <style:style style:name="Tabela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5" style:family="table">
      <style:table-properties style:width="15.926cm" fo:margin-left="0cm" fo:margin-top="0cm" fo:margin-bottom="0cm" table:align="left"/>
    </style:style>
    <style:style style:name="Tabela5.A" style:family="table-column">
      <style:table-column-properties style:column-width="15.92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="0.176cm" fo:border="1pt solid #000000"/>
    </style:style>
    <style:style style:name="Tabela5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6" style:family="table">
      <style:table-properties style:width="15.926cm" fo:margin-left="0cm" fo:margin-top="0cm" fo:margin-bottom="0cm" table:align="left"/>
    </style:style>
    <style:style style:name="Tabela6.A" style:family="table-column">
      <style:table-column-properties style:column-width="15.92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padding="0.176cm" fo:border="1pt solid #000000"/>
    </style:style>
    <style:style style:name="Tabela6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7" style:family="table">
      <style:table-properties style:width="15.926cm" fo:margin-left="0cm" fo:margin-top="0cm" fo:margin-bottom="0cm" table:align="left"/>
    </style:style>
    <style:style style:name="Tabela7.A" style:family="table-column">
      <style:table-column-properties style:column-width="15.92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padding="0.176cm" fo:border="1pt solid #000000"/>
    </style:style>
    <style:style style:name="Tabela7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8" style:family="table">
      <style:table-properties style:width="15.926cm" fo:margin-left="0cm" fo:margin-top="0cm" fo:margin-bottom="0cm" table:align="left"/>
    </style:style>
    <style:style style:name="Tabela8.A" style:family="table-column">
      <style:table-column-properties style:column-width="15.92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" fo:padding="0.176cm" fo:border="1pt solid #000000"/>
    </style:style>
    <style:style style:name="Tabela8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9" style:family="table">
      <style:table-properties style:width="15.926cm" fo:margin-left="0cm" fo:margin-top="0cm" fo:margin-bottom="0cm" table:align="left"/>
    </style:style>
    <style:style style:name="Tabela9.A" style:family="table-column">
      <style:table-column-properties style:column-width="15.92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" fo:padding="0.176cm" fo:border="1pt solid #000000"/>
    </style:style>
    <style:style style:name="Tabela9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0" style:family="table">
      <style:table-properties style:width="15.926cm" fo:margin-left="0cm" fo:margin-top="0cm" fo:margin-bottom="0cm" table:align="left"/>
    </style:style>
    <style:style style:name="Tabela10.A" style:family="table-column">
      <style:table-column-properties style:column-width="15.92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" fo:padding="0.176cm" fo:border="1pt solid #000000"/>
    </style:style>
    <style:style style:name="Tabela10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1" style:family="table">
      <style:table-properties style:width="15.926cm" fo:margin-left="0cm" fo:margin-top="0cm" fo:margin-bottom="0cm" table:align="left"/>
    </style:style>
    <style:style style:name="Tabela11.A" style:family="table-column">
      <style:table-column-properties style:column-width="15.92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" fo:padding="0.176cm" fo:border="1pt solid #000000"/>
    </style:style>
    <style:style style:name="Tabela1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2" style:family="table">
      <style:table-properties style:width="15.926cm" fo:margin-left="0cm" fo:margin-top="0cm" fo:margin-bottom="0cm" table:align="left"/>
    </style:style>
    <style:style style:name="Tabela12.A" style:family="table-column">
      <style:table-column-properties style:column-width="15.92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" fo:padding="0.176cm" fo:border="1pt solid #000000"/>
    </style:style>
    <style:style style:name="Tabela1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3" style:family="table">
      <style:table-properties style:width="15.926cm" fo:margin-left="0cm" fo:margin-top="0cm" fo:margin-bottom="0cm" table:align="left"/>
    </style:style>
    <style:style style:name="Tabela13.A" style:family="table-column">
      <style:table-column-properties style:column-width="15.926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" fo:padding="0.176cm" fo:border="1pt solid #000000"/>
    </style:style>
    <style:style style:name="Tabela1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4" style:family="table">
      <style:table-properties style:width="15.926cm" fo:margin-left="0cm" fo:margin-top="0cm" fo:margin-bottom="0cm" table:align="left"/>
    </style:style>
    <style:style style:name="Tabela14.A" style:family="table-column">
      <style:table-column-properties style:column-width="15.92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" fo:padding="0.176cm" fo:border="1pt solid #000000"/>
    </style:style>
    <style:style style:name="Tabela1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5" style:family="table">
      <style:table-properties style:width="15.926cm" fo:margin-left="0cm" fo:margin-top="0cm" fo:margin-bottom="0cm" table:align="left"/>
    </style:style>
    <style:style style:name="Tabela15.A" style:family="table-column">
      <style:table-column-properties style:column-width="15.92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" fo:padding="0.176cm" fo:border="1pt solid #000000"/>
    </style:style>
    <style:style style:name="Tabela15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6" style:family="table">
      <style:table-properties style:width="15.926cm" fo:margin-left="0cm" fo:margin-top="0cm" fo:margin-bottom="0cm" table:align="left"/>
    </style:style>
    <style:style style:name="Tabela16.A" style:family="table-column">
      <style:table-column-properties style:column-width="15.92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" fo:padding="0.176cm" fo:border="1pt solid #000000"/>
    </style:style>
    <style:style style:name="Tabela16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7" style:family="table">
      <style:table-properties style:width="15.926cm" fo:margin-left="0cm" fo:margin-top="0cm" fo:margin-bottom="0cm" table:align="left"/>
    </style:style>
    <style:style style:name="Tabela17.A" style:family="table-column">
      <style:table-column-properties style:column-width="15.92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" fo:padding="0.176cm" fo:border="1pt solid #000000"/>
    </style:style>
    <style:style style:name="Tabela17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8" style:family="table">
      <style:table-properties style:width="15.926cm" fo:margin-left="0cm" fo:margin-top="0cm" fo:margin-bottom="0cm" table:align="left"/>
    </style:style>
    <style:style style:name="Tabela18.A" style:family="table-column">
      <style:table-column-properties style:column-width="15.92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" fo:padding="0.176cm" fo:border="1pt solid #000000"/>
    </style:style>
    <style:style style:name="Tabela18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9" style:family="table">
      <style:table-properties style:width="15.926cm" fo:margin-left="0cm" fo:margin-top="0cm" fo:margin-bottom="0cm" table:align="left"/>
    </style:style>
    <style:style style:name="Tabela19.A" style:family="table-column">
      <style:table-column-properties style:column-width="15.926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" fo:padding="0.176cm" fo:border="1pt solid #000000"/>
    </style:style>
    <style:style style:name="Tabela19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0" style:family="table">
      <style:table-properties style:width="15.926cm" fo:margin-left="0cm" fo:margin-top="0cm" fo:margin-bottom="0cm" table:align="left"/>
    </style:style>
    <style:style style:name="Tabela20.A" style:family="table-column">
      <style:table-column-properties style:column-width="15.926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" fo:padding="0.176cm" fo:border="1pt solid #000000"/>
    </style:style>
    <style:style style:name="Tabela20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1" style:family="table">
      <style:table-properties style:width="15.926cm" fo:margin-left="0cm" fo:margin-top="0cm" fo:margin-bottom="0cm" table:align="left"/>
    </style:style>
    <style:style style:name="Tabela21.A" style:family="table-column">
      <style:table-column-properties style:column-width="15.926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" fo:padding="0.176cm" fo:border="1pt solid #000000"/>
    </style:style>
    <style:style style:name="Tabela2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officeooo:paragraph-rsid="0001eaea"/>
    </style:style>
    <style:style style:name="P4" style:family="paragraph" style:parent-style-name="Standard">
      <style:paragraph-properties fo:line-height="100%" fo:orphans="0" fo:widows="0"/>
      <style:text-properties officeooo:paragraph-rsid="0003b1c2"/>
    </style:style>
    <style:style style:name="P5" style:family="paragraph" style:parent-style-name="Standard">
      <style:paragraph-properties fo:line-height="100%" fo:orphans="0" fo:widows="0"/>
      <style:text-properties officeooo:paragraph-rsid="00048e6d"/>
    </style:style>
    <style:style style:name="P6" style:family="paragraph" style:parent-style-name="Standard">
      <style:paragraph-properties fo:line-height="100%" fo:orphans="0" fo:widows="0"/>
      <style:text-properties officeooo:paragraph-rsid="0008c5c9"/>
    </style:style>
    <style:style style:name="P7" style:family="paragraph" style:parent-style-name="Standard">
      <style:paragraph-properties fo:line-height="100%" fo:orphans="0" fo:widows="0"/>
      <style:text-properties officeooo:paragraph-rsid="000fd82e"/>
    </style:style>
    <style:style style:name="P8" style:family="paragraph" style:parent-style-name="Standard">
      <style:paragraph-properties fo:line-height="100%" fo:orphans="0" fo:widows="0"/>
      <style:text-properties officeooo:paragraph-rsid="0010d188"/>
    </style:style>
    <style:style style:name="P9" style:family="paragraph" style:parent-style-name="Standard">
      <style:paragraph-properties fo:line-height="100%" fo:orphans="0" fo:widows="0"/>
      <style:text-properties officeooo:paragraph-rsid="0011603a"/>
    </style:style>
    <style:style style:name="P10" style:family="paragraph" style:parent-style-name="Standard">
      <style:paragraph-properties fo:line-height="100%" fo:orphans="0" fo:widows="0"/>
      <style:text-properties officeooo:paragraph-rsid="00123ead"/>
    </style:style>
    <style:style style:name="P11" style:family="paragraph" style:parent-style-name="Standard">
      <style:paragraph-properties fo:line-height="100%" fo:orphans="0" fo:widows="0"/>
      <style:text-properties officeooo:paragraph-rsid="0013c4ba"/>
    </style:style>
    <style:style style:name="P12" style:family="paragraph" style:parent-style-name="Standard">
      <style:paragraph-properties fo:line-height="100%" fo:orphans="0" fo:widows="0"/>
      <style:text-properties officeooo:paragraph-rsid="00168dfd"/>
    </style:style>
    <style:style style:name="P13" style:family="paragraph" style:parent-style-name="Standard">
      <style:paragraph-properties fo:line-height="100%" fo:text-align="center" style:justify-single-word="false" fo:orphans="0" fo:widows="0"/>
      <style:text-properties officeooo:paragraph-rsid="0003b1c2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officeooo:paragraph-rsid="0008c5c9"/>
    </style:style>
    <style:style style:name="P15" style:family="paragraph" style:parent-style-name="Standard">
      <style:paragraph-properties fo:line-height="100%" fo:text-align="start" style:justify-single-word="false" fo:orphans="0" fo:widows="0"/>
      <style:text-properties officeooo:paragraph-rsid="0003b1c2"/>
    </style:style>
    <style:style style:name="P16" style:family="paragraph" style:parent-style-name="Standard">
      <style:paragraph-properties fo:line-height="100%" fo:text-align="start" style:justify-single-word="false" fo:orphans="0" fo:widows="0"/>
      <style:text-properties officeooo:paragraph-rsid="0008c5c9"/>
    </style:style>
    <style:style style:name="P1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Standard">
      <style:text-properties officeooo:paragraph-rsid="0001eaea"/>
    </style:style>
    <style:style style:name="P19" style:family="paragraph" style:parent-style-name="Standard">
      <style:text-properties officeooo:paragraph-rsid="0003b1c2"/>
    </style:style>
    <style:style style:name="P20" style:family="paragraph" style:parent-style-name="Standard">
      <style:paragraph-properties fo:line-height="100%" fo:orphans="0" fo:widows="0"/>
      <style:text-properties fo:font-weight="bold" officeooo:rsid="000783e6" officeooo:paragraph-rsid="000783e6" style:font-weight-asian="bold" style:font-weight-complex="bold"/>
    </style:style>
    <style:style style:name="P21" style:family="paragraph" style:parent-style-name="Standard">
      <style:paragraph-properties fo:line-height="100%" fo:orphans="0" fo:widows="0"/>
      <style:text-properties fo:font-weight="bold" officeooo:rsid="000783e6" officeooo:paragraph-rsid="0008c5c9" style:font-weight-asian="bold" style:font-weight-complex="bold"/>
    </style:style>
    <style:style style:name="P22" style:family="paragraph" style:parent-style-name="Standard">
      <style:paragraph-properties fo:line-height="100%" fo:orphans="0" fo:widows="0"/>
      <style:text-properties fo:font-weight="bold" officeooo:rsid="000783e6" officeooo:paragraph-rsid="000fd82e" style:font-weight-asian="bold" style:font-weight-complex="bold"/>
    </style:style>
    <style:style style:name="P23" style:family="paragraph" style:parent-style-name="Standard">
      <style:paragraph-properties fo:line-height="100%" fo:orphans="0" fo:widows="0"/>
      <style:text-properties fo:font-weight="bold" officeooo:paragraph-rsid="000fd82e" style:font-weight-asian="bold"/>
    </style:style>
    <style:style style:name="P24" style:family="paragraph" style:parent-style-name="Standard">
      <style:paragraph-properties fo:line-height="100%" fo:orphans="0" fo:widows="0"/>
      <style:text-properties fo:font-weight="bold" officeooo:paragraph-rsid="0010d188" style:font-weight-asian="bold"/>
    </style:style>
    <style:style style:name="P25" style:family="paragraph" style:parent-style-name="Standard">
      <style:paragraph-properties fo:line-height="100%" fo:orphans="0" fo:widows="0"/>
      <style:text-properties fo:font-weight="bold" officeooo:paragraph-rsid="0011603a" style:font-weight-asian="bold"/>
    </style:style>
    <style:style style:name="P26" style:family="paragraph" style:parent-style-name="Standard">
      <style:paragraph-properties fo:line-height="100%" fo:orphans="0" fo:widows="0"/>
      <style:text-properties fo:font-weight="bold" officeooo:paragraph-rsid="00123ead" style:font-weight-asian="bold"/>
    </style:style>
    <style:style style:name="P27" style:family="paragraph" style:parent-style-name="Standard">
      <style:paragraph-properties fo:line-height="100%" fo:orphans="0" fo:widows="0"/>
      <style:text-properties fo:font-weight="bold" officeooo:paragraph-rsid="0013c4ba" style:font-weight-asian="bold"/>
    </style:style>
    <style:style style:name="P28" style:family="paragraph" style:parent-style-name="Standard">
      <style:paragraph-properties fo:line-height="100%" fo:orphans="0" fo:widows="0"/>
      <style:text-properties fo:font-weight="bold" officeooo:paragraph-rsid="00168dfd" style:font-weight-asian="bold"/>
    </style:style>
    <style:style style:name="P29" style:family="paragraph" style:parent-style-name="Standard">
      <style:paragraph-properties fo:line-height="100%" fo:orphans="0" fo:widows="0"/>
      <style:text-properties fo:font-weight="bold" officeooo:paragraph-rsid="00173e20" style:font-weight-asian="bold"/>
    </style:style>
    <style:style style:name="P30" style:family="paragraph" style:parent-style-name="Standard">
      <style:text-properties fo:font-size="18pt" fo:font-weight="bold" style:font-size-asian="18pt" style:font-weight-asian="bold" style:font-size-complex="18pt"/>
    </style:style>
    <style:style style:name="P31" style:family="paragraph" style:parent-style-name="Standard">
      <style:text-properties officeooo:paragraph-rsid="0008c5c9"/>
    </style:style>
    <style:style style:name="P32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08c5c9" style:font-weight-asian="normal" style:font-weight-complex="normal"/>
    </style:style>
    <style:style style:name="P33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10d188" style:font-weight-asian="normal" style:font-weight-complex="normal"/>
    </style:style>
    <style:style style:name="P34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123ead" style:font-weight-asian="normal" style:font-weight-complex="normal"/>
    </style:style>
    <style:style style:name="P35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13c4ba" style:font-weight-asian="normal" style:font-weight-complex="normal"/>
    </style:style>
    <style:style style:name="P36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173e20" style:font-weight-asian="normal" style:font-weight-complex="normal"/>
    </style:style>
    <style:style style:name="P37" style:family="paragraph" style:parent-style-name="Standard">
      <style:paragraph-properties fo:line-height="100%" fo:orphans="0" fo:widows="0"/>
      <style:text-properties style:text-position="0% 100%" fo:font-weight="normal" officeooo:rsid="0008c5c9" officeooo:paragraph-rsid="0010d188" style:font-weight-asian="normal" style:font-weight-complex="normal"/>
    </style:style>
    <style:style style:name="P38" style:family="paragraph" style:parent-style-name="Standard">
      <style:paragraph-properties fo:line-height="100%" fo:orphans="0" fo:widows="0"/>
      <style:text-properties style:text-position="0% 100%" fo:font-weight="normal" officeooo:rsid="0008c5c9" officeooo:paragraph-rsid="0010e363" style:font-weight-asian="normal" style:font-weight-complex="normal"/>
    </style:style>
    <style:style style:name="P39" style:family="paragraph" style:parent-style-name="Standard">
      <style:paragraph-properties fo:line-height="100%" fo:orphans="0" fo:widows="0"/>
      <style:text-properties style:text-position="0% 100%" fo:font-weight="normal" officeooo:rsid="0008c5c9" officeooo:paragraph-rsid="00123ead" style:font-weight-asian="normal" style:font-weight-complex="normal"/>
    </style:style>
    <style:style style:name="P40" style:family="paragraph" style:parent-style-name="Standard">
      <style:paragraph-properties fo:line-height="100%" fo:orphans="0" fo:widows="0"/>
      <style:text-properties style:text-position="0% 100%" fo:font-weight="normal" officeooo:rsid="0008c5c9" officeooo:paragraph-rsid="0013c4ba" style:font-weight-asian="normal" style:font-weight-complex="normal"/>
    </style:style>
    <style:style style:name="P41" style:family="paragraph" style:parent-style-name="Standard">
      <style:paragraph-properties fo:line-height="100%" fo:orphans="0" fo:widows="0"/>
      <style:text-properties style:text-position="0% 100%" fo:font-weight="normal" officeooo:rsid="0008c5c9" officeooo:paragraph-rsid="00173e20" style:font-weight-asian="normal" style:font-weight-complex="normal"/>
    </style:style>
    <style:style style:name="P42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951ea" officeooo:paragraph-rsid="0008c5c9" style:font-weight-asian="normal" style:font-weight-complex="normal"/>
    </style:style>
    <style:style style:name="P43" style:family="paragraph" style:parent-style-name="Standard">
      <style:text-properties officeooo:paragraph-rsid="000fd82e"/>
    </style:style>
    <style:style style:name="P44" style:family="paragraph" style:parent-style-name="Standard">
      <style:paragraph-properties fo:break-before="page"/>
      <style:text-properties officeooo:paragraph-rsid="0003b1c2"/>
    </style:style>
    <style:style style:name="P45" style:family="paragraph" style:parent-style-name="Standard">
      <style:paragraph-properties fo:break-before="page"/>
      <style:text-properties officeooo:paragraph-rsid="0008c5c9"/>
    </style:style>
    <style:style style:name="P46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bold" officeooo:rsid="0001eaea" style:font-weight-asian="bold"/>
    </style:style>
    <style:style style:name="T4" style:family="text">
      <style:text-properties fo:font-weight="bold" officeooo:rsid="0003b1c2" style:font-weight-asian="bold"/>
    </style:style>
    <style:style style:name="T5" style:family="text">
      <style:text-properties fo:font-weight="bold" officeooo:rsid="00048e6d" style:font-weight-asian="bold"/>
    </style:style>
    <style:style style:name="T6" style:family="text">
      <style:text-properties fo:font-weight="bold" officeooo:rsid="0008c5c9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c5c9" style:font-weight-asian="bold" style:font-weight-complex="bold"/>
    </style:style>
    <style:style style:name="T9" style:family="text">
      <style:text-properties fo:font-weight="bold" officeooo:rsid="000951ea" style:font-weight-asian="bold" style:font-weight-complex="bold"/>
    </style:style>
    <style:style style:name="T10" style:family="text">
      <style:text-properties fo:font-weight="bold" officeooo:rsid="0010e363" style:font-weight-asian="bold" style:font-weight-complex="bold"/>
    </style:style>
    <style:style style:name="T11" style:family="text">
      <style:text-properties fo:font-weight="bold" officeooo:rsid="00123ead" style:font-weight-asian="bold" style:font-weight-complex="bold"/>
    </style:style>
    <style:style style:name="T12" style:family="text">
      <style:text-properties fo:font-weight="bold" officeooo:rsid="0008c8f9" style:font-weight-asian="bold"/>
    </style:style>
    <style:style style:name="T13" style:family="text">
      <style:text-properties fo:font-weight="bold" officeooo:rsid="00094f75" style:font-weight-asian="bold"/>
    </style:style>
    <style:style style:name="T14" style:family="text">
      <style:text-properties fo:font-weight="bold" officeooo:rsid="000a757c" style:font-weight-asian="bold"/>
    </style:style>
    <style:style style:name="T15" style:family="text">
      <style:text-properties fo:font-weight="bold" officeooo:rsid="000aaf9a" style:font-weight-asian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1e9f2" style:font-weight-asian="normal" style:font-weight-complex="normal"/>
    </style:style>
    <style:style style:name="T18" style:family="text">
      <style:text-properties fo:font-weight="normal" officeooo:rsid="0001eaea" style:font-weight-asian="normal" style:font-weight-complex="normal"/>
    </style:style>
    <style:style style:name="T19" style:family="text">
      <style:text-properties fo:font-weight="normal" officeooo:rsid="0003b1c2" style:font-weight-asian="normal" style:font-weight-complex="normal"/>
    </style:style>
    <style:style style:name="T20" style:family="text">
      <style:text-properties fo:font-weight="normal" officeooo:rsid="00048e6d" style:font-weight-asian="normal" style:font-weight-complex="normal"/>
    </style:style>
    <style:style style:name="T21" style:family="text">
      <style:text-properties fo:font-weight="normal" officeooo:rsid="000783e6" style:font-weight-asian="normal" style:font-weight-complex="normal"/>
    </style:style>
    <style:style style:name="T22" style:family="text">
      <style:text-properties fo:font-weight="normal" officeooo:rsid="0008c5c9" style:font-weight-asian="normal" style:font-weight-complex="normal"/>
    </style:style>
    <style:style style:name="T23" style:family="text">
      <style:text-properties fo:font-weight="normal" officeooo:rsid="0008c8f9" style:font-weight-asian="normal" style:font-weight-complex="normal"/>
    </style:style>
    <style:style style:name="T24" style:family="text">
      <style:text-properties fo:font-weight="normal" officeooo:rsid="000951ea" style:font-weight-asian="normal" style:font-weight-complex="normal"/>
    </style:style>
    <style:style style:name="T25" style:family="text">
      <style:text-properties fo:font-weight="normal" officeooo:rsid="000a9570" style:font-weight-asian="normal" style:font-weight-complex="normal"/>
    </style:style>
    <style:style style:name="T26" style:family="text">
      <style:text-properties fo:font-weight="normal" officeooo:rsid="00094f75" style:font-weight-asian="normal" style:font-weight-complex="normal"/>
    </style:style>
    <style:style style:name="T27" style:family="text">
      <style:text-properties fo:font-weight="normal" officeooo:rsid="000a757c" style:font-weight-asian="normal" style:font-weight-complex="normal"/>
    </style:style>
    <style:style style:name="T28" style:family="text">
      <style:text-properties fo:font-weight="normal" officeooo:rsid="000aaf9a" style:font-weight-asian="normal" style:font-weight-complex="normal"/>
    </style:style>
    <style:style style:name="T29" style:family="text">
      <style:text-properties fo:font-weight="normal" officeooo:rsid="000fee31" style:font-weight-asian="normal" style:font-weight-complex="normal"/>
    </style:style>
    <style:style style:name="T30" style:family="text">
      <style:text-properties fo:font-weight="normal" officeooo:rsid="0010d188" style:font-weight-asian="normal" style:font-weight-complex="normal"/>
    </style:style>
    <style:style style:name="T31" style:family="text">
      <style:text-properties fo:font-weight="normal" officeooo:rsid="0010e363" style:font-weight-asian="normal" style:font-weight-complex="normal"/>
    </style:style>
    <style:style style:name="T32" style:family="text">
      <style:text-properties fo:font-weight="normal" officeooo:rsid="0011603a" style:font-weight-asian="normal" style:font-weight-complex="normal"/>
    </style:style>
    <style:style style:name="T33" style:family="text">
      <style:text-properties fo:font-weight="normal" officeooo:rsid="00123ead" style:font-weight-asian="normal" style:font-weight-complex="normal"/>
    </style:style>
    <style:style style:name="T34" style:family="text">
      <style:text-properties fo:font-weight="normal" officeooo:rsid="0019fc8f" style:font-weight-asian="normal" style:font-weight-complex="normal"/>
    </style:style>
    <style:style style:name="T35" style:family="text">
      <style:text-properties officeooo:rsid="0001eaea"/>
    </style:style>
    <style:style style:name="T36" style:family="text">
      <style:text-properties officeooo:rsid="0003b1c2"/>
    </style:style>
    <style:style style:name="T37" style:family="text">
      <style:text-properties officeooo:rsid="00048e6d"/>
    </style:style>
    <style:style style:name="T38" style:family="text">
      <style:text-properties officeooo:rsid="000783e6"/>
    </style:style>
    <style:style style:name="T39" style:family="text">
      <style:text-properties style:text-position="super 58%" fo:font-weight="bold" officeooo:rsid="0008c5c9" style:font-weight-asian="bold" style:font-weight-complex="bold"/>
    </style:style>
    <style:style style:name="T40" style:family="text">
      <style:text-properties style:text-position="super 58%" officeooo:rsid="0008c5c9" style:font-weight-complex="bold"/>
    </style:style>
    <style:style style:name="T41" style:family="text">
      <style:text-properties style:text-position="0% 100%" fo:font-weight="bold" officeooo:rsid="0008c5c9" style:font-weight-asian="bold" style:font-weight-complex="bold"/>
    </style:style>
    <style:style style:name="T42" style:family="text">
      <style:text-properties style:text-position="0% 100%" fo:font-weight="bold" officeooo:rsid="000951ea" style:font-weight-asian="bold" style:font-weight-complex="bold"/>
    </style:style>
    <style:style style:name="T43" style:family="text">
      <style:text-properties style:text-position="0% 100%" fo:font-weight="normal" officeooo:rsid="0008c5c9" style:font-weight-asian="normal" style:font-weight-complex="normal"/>
    </style:style>
    <style:style style:name="T44" style:family="text">
      <style:text-properties style:text-position="0% 100%" fo:font-weight="normal" officeooo:rsid="000951ea" style:font-weight-asian="normal" style:font-weight-complex="normal"/>
    </style:style>
    <style:style style:name="T45" style:family="text">
      <style:text-properties style:text-position="0% 100%" fo:font-weight="normal" officeooo:rsid="0001eaea" style:font-weight-asian="normal" style:font-weight-complex="normal"/>
    </style:style>
    <style:style style:name="T46" style:family="text">
      <style:text-properties style:text-position="0% 100%" fo:font-weight="normal" officeooo:rsid="0010d188" style:font-weight-asian="normal" style:font-weight-complex="normal"/>
    </style:style>
    <style:style style:name="T47" style:family="text">
      <style:text-properties style:text-position="0% 100%" fo:font-weight="normal" officeooo:rsid="00123ead" style:font-weight-asian="normal" style:font-weight-complex="normal"/>
    </style:style>
    <style:style style:name="T48" style:family="text">
      <style:text-properties style:text-position="0% 100%" fo:font-weight="normal" officeooo:rsid="0013f503" style:font-weight-asian="normal" style:font-weight-complex="normal"/>
    </style:style>
    <style:style style:name="T49" style:family="text">
      <style:text-properties style:text-position="0% 100%" fo:font-weight="normal" officeooo:rsid="0010e363" style:font-weight-asian="normal" style:font-weight-complex="bold"/>
    </style:style>
    <style:style style:name="T50" style:family="text">
      <style:text-properties style:text-position="0% 100%" fo:font-weight="normal" officeooo:rsid="0008c5c9" style:font-weight-asian="normal" style:font-weight-complex="bold"/>
    </style:style>
    <style:style style:name="T51" style:family="text">
      <style:text-properties style:text-position="0% 100%" officeooo:rsid="0008c5c9" style:font-weight-complex="bold"/>
    </style:style>
    <style:style style:name="T52" style:family="text">
      <style:text-properties officeooo:rsid="0008c5c9" style:font-weight-complex="bold"/>
    </style:style>
    <style:style style:name="T53" style:family="text">
      <style:text-properties officeooo:rsid="0010e363" style:font-weight-complex="bold"/>
    </style:style>
    <style:style style:name="T54" style:family="text">
      <style:text-properties officeooo:rsid="0013f503" style:font-weight-complex="bold"/>
    </style:style>
    <style:style style:name="T55" style:family="text">
      <style:text-properties officeooo:rsid="00191235" style:font-weight-complex="bold"/>
    </style:style>
    <style:style style:name="T56" style:family="text">
      <style:text-properties officeooo:rsid="0010e363"/>
    </style:style>
    <style:style style:name="T57" style:family="text">
      <style:text-properties officeooo:rsid="00123ead"/>
    </style:style>
    <style:style style:name="T58" style:family="text">
      <style:text-properties officeooo:rsid="0013f5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17">Descrição Casos de Us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C</text:span><text:span text:style-name="T2">DU0</text:span><text:span text:style-name="T1">: </text:span><text:span text:style-name="T17">Acessar o sistema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Ator(es) principal(ais): </text:span><text:span text:style-name="T18">Administrador (Governo), Administrador (Hospital), Funcionário (Hopsital), Cidadão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é-condições: </text:span>Ter o aplicativo instalado em um dispositivo móvel ou <text:span text:style-name="T38">acesso à página</text:span> WEB do Sistema</text:p>
          </table:table-cell>
        </table:table-row>
        <table:table-row table:style-name="Table1.1">
          <table:table-cell table:style-name="Table1.A1" office:value-type="string">
            <text:p text:style-name="P20">Garantia de Sucesso: <text:span text:style-name="T16">Pop up informando que o acesso foi permitido e redirecionamento para a tela inicial do sistema.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1">Fluxo básico: <text:s/>1. </text:span>Iniciar o aplicativo ou acessar pela página Web;<text:span text:style-name="T1"> </text:span></text:p>
            <text:p text:style-name="P2"><text:span text:style-name="T1"><text:s text:c="25"/>2. </text:span>Clicar em cadastrar novo usuário;</text:p>
            <text:p text:style-name="P2"><text:s text:c="25"/><text:span text:style-name="T1">3. </text:span>Fornecer nome completo;</text:p>
            <text:p text:style-name="P2"><text:s text:c="25"/><text:span text:style-name="T1">4. </text:span>Definir senha para acesso (min 8 dígitos);</text:p>
            <text:p text:style-name="P2"><text:s text:c="25"/><text:span text:style-name="T1">5.</text:span> Definir e-mail para cadastro;</text:p>
            <text:p text:style-name="P2"><text:s text:c="25"/><text:span text:style-name="T1">6.</text:span> Fornecer CPF válido;</text:p>
            <text:p text:style-name="P2"><text:s text:c="25"/><text:span text:style-name="T1">7.</text:span> Fornecer Data de Nascimento;</text:p>
            <text:p text:style-name="P2"><text:s text:c="25"/><text:span text:style-name="T1">8. </text:span>Endereço válido;</text:p>
            <text:p text:style-name="P2"><text:s text:c="25"/><text:span text:style-name="T1">9.</text:span> Selecionar sexo;</text:p>
            <text:p text:style-name="P2"><text:s text:c="25"/><text:span text:style-name="T1">10.</text:span> Fornecer número de telefone;</text:p>
            <text:p text:style-name="P2"><text:s text:c="25"/><text:span text:style-name="T1">11. </text:span>Clicar em “Cadastrar” para finalizar o cadastro;</text:p>
            <text:p text:style-name="P2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2"><text:span text:style-name="T1">Fluxo alternativo: 1a: </text:span>O aplicativo apresenta algum erro ao ser inicializado:</text:p>
            <text:p text:style-name="P2"><text:s text:c="39"/>1- O usuário deve reiniciá-lo;</text:p>
            <text:p text:style-name="P2"><text:s text:c="39"/>2- O caso de uso termina.</text:p>
            <text:p text:style-name="P2"><text:span text:style-name="T1"><text:s text:c="31"/>4a: </text:span>Senha fornecida possui menos de 8 dígitos:</text:p>
            <text:p text:style-name="P2"><text:s text:c="40"/>1- Aparecer mensagem “senha menor que o mínimo requerido”</text:p>
            <text:p text:style-name="P2"><text:s text:c="40"/>2- Usuário fornece senha de 8 dígitos ou mais</text:p>
            <text:p text:style-name="P2"><text:s text:c="31"/><text:span text:style-name="T1">5a: </text:span>E-mail fornecido pelo usuário não é válido:</text:p>
            <text:p text:style-name="P2"><text:s text:c="40"/>1- Não receberá o e-mail de confirmação de cadastro;</text:p>
            <text:p text:style-name="P2"><text:s text:c="40"/>2- Cadastro não será confirmado;</text:p>
            <text:p text:style-name="P2"><text:s text:c="40"/>3- Será necessário o usuário recadastrar utilizando outro e-mail <text:s text:c="25"/>que seja válido;</text:p>
            <text:p text:style-name="P2"><text:s text:c="30"/><text:span text:style-name="T1">6a: </text:span>CPF informado não existe ou não condiz com o nome fornecido</text:p>
            <text:p text:style-name="P2"><text:s text:c="40"/>1- Cadastro não será finalizado;</text:p>
            <text:p text:style-name="P2"><text:s text:c="40"/>2- A mensagem “CPF inválido” aparecerá embaixo do campo CPF;</text:p>
            <text:p text:style-name="P2"><text:s text:c="40"/>3- Usuário fornece um CPF válido e finaliza o cadastro</text:p>
          </table:table-cell>
        </table:table-row>
        <table:table-row table:style-name="Table1.1">
          <table:table-cell table:style-name="Table1.A5" office:value-type="string">
            <text:p text:style-name="P20">Frequência: <text:span text:style-name="T16">Muito frequente</text:span></text:p>
          </table:table-cell>
        </table:table-row>
      </table:table>
      <text:p text:style-name="P30"><text:soft-page-break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<text:span text:style-name="T1">C</text:span><text:span text:style-name="T2">DU</text:span><text:span text:style-name="T3">1</text:span><text:span text:style-name="T1">: </text:span><text:span text:style-name="T18">Alterar senha</text:span><text:span text:style-name="T17">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Ator(es) principal(ais): </text:span><text:span text:style-name="T18">Administrador (Governo), Administrador (Hospital), Funcionário (Hopsital), Cidadão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Pré-condições: </text:span>Ter o aplicativo instalado em um dispositivo móvel ou <text:span text:style-name="T38">acesso à página</text:span> WEB do Sistema; <text:span text:style-name="T36">Possuir cadastro efetivado no sistema</text:span></text:p>
          </table:table-cell>
        </table:table-row>
        <table:table-row table:style-name="Tabela1.1">
          <table:table-cell table:style-name="Tabela1.A1" office:value-type="string">
            <text:p text:style-name="P20">Garantia de Sucesso: <text:span text:style-name="T16">Surgimento de uma tela informando que a senha foi alterada com sucesso</text:span></text:p>
          </table:table-cell>
        </table:table-row>
        <table:table-row table:style-name="Tabela1.1">
          <table:table-cell table:style-name="Tabela1.A5" office:value-type="string">
            <text:p text:style-name="P3"><text:span text:style-name="T1">Fluxo básico: <text:s/>1. </text:span>Iniciar o aplicativo ou acessar pela página Web;<text:span text:style-name="T1"> </text:span></text:p>
            <text:p text:style-name="P3"><text:span text:style-name="T1"><text:s text:c="25"/>2. </text:span>Clicar em “<text:span text:style-name="T35">Login”</text:span>;</text:p>
            <text:p text:style-name="P3"><text:s text:c="25"/><text:span text:style-name="T1">3. </text:span>Fornecer nome <text:span text:style-name="T35">de usuário</text:span>;</text:p>
            <text:p text:style-name="P3"><text:s text:c="25"/><text:span text:style-name="T1">4. </text:span><text:span text:style-name="T18">Clicar em “Esqueci minha senha”</text:span>;</text:p>
            <text:p text:style-name="P3"><text:s text:c="25"/><text:span text:style-name="T1">5.</text:span> <text:span text:style-name="T35">Fornecer e-mail usado no cadastro no sistema</text:span>;</text:p>
            <text:p text:style-name="P3"><text:s text:c="25"/><text:span text:style-name="T1">6.</text:span> <text:span text:style-name="T35">Acessar e-mail para confirmar mudança de senha</text:span>;</text:p>
            <text:p text:style-name="P3"><text:s text:c="25"/><text:span text:style-name="T1">7.</text:span> Fornecer <text:span text:style-name="T35">nova senha (min. 8 dígitos)</text:span>;</text:p>
            <text:p text:style-name="P3"><text:s text:c="25"/><text:span text:style-name="T1">8. </text:span><text:span text:style-name="T18">Fornecer novamente a nova senha</text:span>;</text:p>
            <text:p text:style-name="P3"><text:s text:c="25"/><text:span text:style-name="T1">9.</text:span> <text:span text:style-name="T18">Clicar em “Confirmar mudança de senha”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Fluxo alternativo: 1a: </text:span>O aplicativo apresenta algum erro ao ser inicializado:</text:p>
            <text:p text:style-name="P3"><text:s text:c="39"/>1- O usuário deve reiniciá-lo;</text:p>
            <text:p text:style-name="P3"><text:s text:c="39"/>2- O caso de uso termina.</text:p>
            <text:p text:style-name="P3"><text:s text:c="31"/><text:span text:style-name="T1">5a: </text:span>E-mail fornecido pelo usuário não é válido:</text:p>
            <text:p text:style-name="P3"><text:s text:c="40"/>1- Não receberá o e-mail de <text:span text:style-name="T35">mudança de senha</text:span>;</text:p>
            <text:p text:style-name="P3"><text:s text:c="40"/>2- <text:span text:style-name="T35">mudança de senha</text:span> não será confirmad<text:span text:style-name="T35">a</text:span>;</text:p>
            <text:p text:style-name="P3"><text:s text:c="40"/>3- Será necessário o usuário recadastrar utilizando outro e-mail <text:s text:c="24"/>que seja válido;</text:p>
            <text:p text:style-name="P5"><text:s text:c="30"/><text:span text:style-name="T1"><text:s text:c="2"/></text:span><text:span text:style-name="T5">7</text:span><text:span text:style-name="T1">a: </text:span>Senha fornecida possui menos de 8 dígitos:</text:p>
            <text:p text:style-name="P5"><text:s text:c="40"/>1- Aparecer mensagem “senha menor que o mínimo requerido”</text:p>
            <text:p text:style-name="P5"><text:s text:c="40"/>2- Usuário fornece senha de 8 dígitos ou mais.</text:p>
            <text:p text:style-name="P3"><text:s text:c="26"/></text:p>
          </table:table-cell>
        </table:table-row>
        <table:table-row table:style-name="Tabela1.1">
          <table:table-cell table:style-name="Tabela1.A5" office:value-type="string">
            <text:p text:style-name="P20">Frequência: <text:span text:style-name="T16">Mediana</text:span></text:p>
          </table:table-cell>
        </table:table-row>
      </table:table>
      <text:p text:style-name="P18"/>
      <text:p text:style-name="P19"/>
      <text:p text:style-name="P4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<text:span text:style-name="T1">C</text:span><text:span text:style-name="T2">DU</text:span><text:span text:style-name="T4">2</text:span><text:span text:style-name="T1">: </text:span><text:span text:style-name="T19">Cadastrar </text:span><text:span text:style-name="T21">hospital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Ator(es) principal(ais): </text:span><text:span text:style-name="T18">Administrador (Governo)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2.1">
          <table:table-cell table:style-name="Tabela2.A4" office:value-type="string">
            <text:p text:style-name="P20">Garantia de Sucesso: <text:span text:style-name="T16">Mensagem informando que o hospital foi adicionado ao sistema e surgimento do mesmo na lista de hospitais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básico: <text:s/>1. </text:span>Iniciar o aplicativo ou acessar pela página Web;<text:span text:style-name="T1"> </text:span></text:p>
            <text:p text:style-name="P4"><text:span text:style-name="T1"><text:s text:c="25"/>2. </text:span>Clicar em “<text:span text:style-name="T35">Login”</text:span>;</text:p>
            <text:p text:style-name="P4"><text:s text:c="25"/><text:span text:style-name="T1">3. </text:span>Fornecer nome <text:span text:style-name="T35">de usuário</text:span>;</text:p>
            <text:p text:style-name="P4"><text:s text:c="25"/><text:span text:style-name="T1">4. </text:span><text:span text:style-name="T18">Clicar em “</text:span><text:span text:style-name="T20">S</text:span><text:span text:style-name="T18">enha”</text:span>;</text:p>
            <text:p text:style-name="P4"><text:s text:c="25"/><text:span text:style-name="T1">5.</text:span> <text:span text:style-name="T35">Fornecer a senha</text:span>;</text:p>
            <text:p text:style-name="P4"><text:s text:c="25"/><text:span text:style-name="T1">6.</text:span> <text:span text:style-name="T37">Clicar em “Cadastrar hospital</text:span>;</text:p>
            <text:p text:style-name="P4"><text:s text:c="25"/><text:span text:style-name="T1">7.</text:span> Fornecer <text:span text:style-name="T37">o nome do Hospital a ser cadastrado</text:span>;</text:p>
            <text:p text:style-name="P4"><text:s text:c="25"/><text:span text:style-name="T1">8. </text:span><text:span text:style-name="T18">Fornecer </text:span><text:span text:style-name="T20">cidade em que o hospital está localizado</text:span>;</text:p>
            <text:p text:style-name="P4"><text:s text:c="25"/><text:span text:style-name="T1">9.</text:span> <text:span text:style-name="T37">Fornecer estado em que hospital está localizado</text:span><text:span text:style-name="T18">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alternativo: 1a: </text:span>O aplicativo apresenta algum erro ao ser inicializado:</text:p>
            <text:p text:style-name="P4"><text:s text:c="39"/>1- O usuário deve reiniciá-lo;</text:p>
            <text:p text:style-name="P4"><text:s text:c="39"/>2- O caso de uso termina.</text:p>
            <text:p text:style-name="P4"><text:span text:style-name="T1"><text:s text:c="31"/></text:span><text:span text:style-name="T5">7</text:span><text:span text:style-name="T1">a: </text:span><text:span text:style-name="T20">Nome do hospital a ser cadastrado é digitado errado</text:span>:</text:p>
            <text:p text:style-name="P4"><text:s text:c="40"/>1- Aparecer mensagem “<text:span text:style-name="T37">Hospital inexistente ou com nome incorreto</text:span>”;</text:p>
            <text:p text:style-name="P13"><text:s text:c="20"/>2- Usuário <text:span text:style-name="T37">escreve corretamente o nome do hospital;</text:span></text:p>
            <text:p text:style-name="P15"><text:s text:c="39"/><text:span text:style-name="T37">3- O caso de uso é finalizado.</text:span></text:p>
          </table:table-cell>
        </table:table-row>
        <table:table-row table:style-name="Tabela2.1">
          <table:table-cell table:style-name="Tabela2.A4" office:value-type="string">
            <text:p text:style-name="P20">Frequência: <text:span text:style-name="T16">Relativamente alta no início da implementação do sistema e baixa depois de um tempo.</text:span></text:p>
          </table:table-cell>
        </table:table-row>
      </table:table>
      <text:p text:style-name="P19"/>
      <text:p text:style-name="P19"/>
      <text:p text:style-name="P4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6"><text:span text:style-name="T1">C</text:span><text:span text:style-name="T2">DU</text:span><text:span text:style-name="T6">3</text:span><text:span text:style-name="T1">: </text:span><text:span text:style-name="T22">Apagar cadastro de hospital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Ator(es) principal(ais): </text:span><text:span text:style-name="T18">Administrador (Governo)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3.1">
          <table:table-cell table:style-name="Tabela3.A4" office:value-type="string">
            <text:p text:style-name="P21">Garantia de Sucesso: <text:span text:style-name="T16">Mensagem informando que o hospital foi </text:span><text:span text:style-name="T22">apagado</text:span><text:span text:style-name="T16"> </text:span><text:span text:style-name="T22">d</text:span><text:span text:style-name="T16">o sistema e </text:span><text:span text:style-name="T22">exclusão</text:span><text:span text:style-name="T16"> do mesmo na lista de hospitais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Fluxo básico: <text:s/>1. </text:span>Iniciar o aplicativo ou acessar pela página Web;<text:span text:style-name="T1"> </text:span></text:p>
            <text:p text:style-name="P6"><text:span text:style-name="T1"><text:s text:c="25"/>2. </text:span>Clicar em “<text:span text:style-name="T35">Login”</text:span>;</text:p>
            <text:p text:style-name="P6"><text:s text:c="25"/><text:span text:style-name="T1">3. </text:span>Fornecer nome <text:span text:style-name="T35">de usuário</text:span>;</text:p>
            <text:p text:style-name="P6"><text:s text:c="25"/><text:span text:style-name="T1">4. </text:span><text:span text:style-name="T18">Clicar em “</text:span><text:span text:style-name="T20">S</text:span><text:span text:style-name="T18">enha”</text:span>;</text:p>
            <text:p text:style-name="P6"><text:s text:c="25"/><text:span text:style-name="T1">5.</text:span> <text:span text:style-name="T35">Fornecer a senha</text:span>;</text:p>
            <text:p text:style-name="P6"><text:s text:c="25"/><text:span text:style-name="T1">6.</text:span> <text:span text:style-name="T37">Clicar em “Hospitais Cadastrados”</text:span>;</text:p>
            <text:p text:style-name="P6"><text:s text:c="25"/><text:span text:style-name="T1">7.</text:span> Fornecer <text:span text:style-name="T37">o nome do hospital que se deseja excluir do sistema</text:span>;</text:p>
            <text:p text:style-name="P6"><text:s text:c="25"/><text:span text:style-name="T1">8. </text:span><text:span text:style-name="T18">Fornecer </text:span><text:span text:style-name="T20">cidade em que o hospital está localizado</text:span>;</text:p>
            <text:p text:style-name="P6"><text:s text:c="25"/><text:span text:style-name="T1">9.</text:span> <text:span text:style-name="T37">Fornecer estado em que hospital está localizado</text:span><text:span text:style-name="T18">.</text:span></text:p>
            <text:p text:style-name="P6"><text:span text:style-name="T18"><text:s text:c="23"/></text:span><text:span text:style-name="T8">10. </text:span><text:span text:style-name="T22">Clicar em “Apagar cadastro deste hospital”</text:span></text:p>
            <text:p text:style-name="P6"><text:span text:style-name="T22"><text:s text:c="23"/></text:span><text:span text:style-name="T8">11. </text:span><text:span text:style-name="T22">Fornecer CPF para confirmar ação;</text:span></text:p>
            <text:p text:style-name="P6"><text:span text:style-name="T22"><text:s text:c="23"/></text:span><text:span text:style-name="T8">12. </text:span><text:span text:style-name="T22">Clicar em “Confirmar”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Fluxo alternativo: 1a: </text:span>O aplicativo apresenta algum erro ao ser inicializado:</text:p>
            <text:p text:style-name="P6"><text:s text:c="39"/>1- O usuário deve reiniciá-lo;</text:p>
            <text:p text:style-name="P6"><text:s text:c="39"/>2- O caso de uso termina.</text:p>
            <text:p text:style-name="P6"><text:span text:style-name="T1"><text:s text:c="31"/></text:span><text:span text:style-name="T5">7</text:span><text:span text:style-name="T1">a: </text:span><text:span text:style-name="T20">Nome do hospital a ser cadastrado é digitado errado</text:span>:</text:p>
            <text:p text:style-name="P6"><text:s text:c="40"/>1- Aparecer mensagem “<text:span text:style-name="T37">Hospital inexistente ou com nome incorreto</text:span>”;</text:p>
            <text:p text:style-name="P14"><text:s text:c="20"/>2- Usuário <text:span text:style-name="T37">escreve corretamente o nome do hospital;</text:span></text:p>
            <text:p text:style-name="P16"><text:s text:c="40"/><text:span text:style-name="T37">3- O caso de uso é finalizado.</text:span></text:p>
            <text:p text:style-name="P16"><text:s text:c="31"/><text:span text:style-name="T8">11</text:span><text:span text:style-name="T39"> </text:span><text:span text:style-name="T41">a: </text:span><text:span text:style-name="T43">O CPF informado não é de um administrador do governo:</text:span></text:p>
            <text:p text:style-name="P32"><text:s text:c="42"/>1- Pedir para que o CPF seja digitado novamente;</text:p>
            <text:p text:style-name="P32"><text:s text:c="42"/>2- Caso o erro persista informar ao administrador do sistema uma tentativa de acesso perigosa.</text:p>
          </table:table-cell>
        </table:table-row>
        <table:table-row table:style-name="Tabela3.1">
          <table:table-cell table:style-name="Tabela3.A4" office:value-type="string">
            <text:p text:style-name="P21">Frequência: <text:span text:style-name="T16">Relativamente alta no início da implementação do sistema e baixa depois de um tempo.</text:span></text:p>
          </table:table-cell>
        </table:table-row>
      </table:table>
      <text:p text:style-name="P31"/>
      <text:p text:style-name="P31"/>
      <text:p text:style-name="P45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6"><text:span text:style-name="T1">C</text:span><text:span text:style-name="T2">DU</text:span><text:span text:style-name="T6">4</text:span><text:span text:style-name="T1">: </text:span><text:span text:style-name="T23">Mod</text:span><text:span text:style-name="T29">i</text:span><text:span text:style-name="T23">ficar</text:span><text:span text:style-name="T12"> </text:span><text:span text:style-name="T22">cadastro de hospital.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Ator(es) principal(ais): </text:span><text:span text:style-name="T18">Administrador (Governo).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4.1">
          <table:table-cell table:style-name="Tabela4.A4" office:value-type="string">
            <text:p text:style-name="P21">Garantia de Sucesso: <text:span text:style-name="T16">Mensagem informando que </text:span><text:span text:style-name="T23">as alterações realizadas no cadastro foram salvas com sucesso</text:span><text:span text:style-name="T16">.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Fluxo básico: <text:s/>1. </text:span>Iniciar o aplicativo ou acessar pela página Web;<text:span text:style-name="T1"> </text:span></text:p>
            <text:p text:style-name="P6"><text:span text:style-name="T1"><text:s text:c="25"/>2. </text:span>Clicar em “<text:span text:style-name="T35">Login”</text:span>;</text:p>
            <text:p text:style-name="P6"><text:s text:c="25"/><text:span text:style-name="T1">3. </text:span>Fornecer nome <text:span text:style-name="T35">de usuário</text:span>;</text:p>
            <text:p text:style-name="P6"><text:s text:c="25"/><text:span text:style-name="T1">4. </text:span><text:span text:style-name="T18">Clicar em “</text:span><text:span text:style-name="T20">S</text:span><text:span text:style-name="T18">enha”</text:span>;</text:p>
            <text:p text:style-name="P6"><text:s text:c="25"/><text:span text:style-name="T1">5.</text:span> <text:span text:style-name="T35">Fornecer a senha</text:span>;</text:p>
            <text:p text:style-name="P6"><text:s text:c="25"/><text:span text:style-name="T1">6.</text:span> <text:span text:style-name="T37">Clicar em “Hospitais Cadastrados”</text:span>;</text:p>
            <text:p text:style-name="P6"><text:s text:c="25"/><text:span text:style-name="T1">7.</text:span> Fornecer <text:span text:style-name="T37">o nome do hospital que se deseja alterar o cadastro</text:span>;</text:p>
            <text:p text:style-name="P6"><text:s text:c="25"/><text:span text:style-name="T1">8. </text:span><text:span text:style-name="T24">Escolher qual campo se deseja modificar;</text:span></text:p>
            <text:p text:style-name="P6"><text:s text:c="25"/><text:span text:style-name="T1">9.</text:span> <text:span text:style-name="T37">Fornecer CPF para confirmação de identidade</text:span><text:span text:style-name="T18">;</text:span></text:p>
            <text:p text:style-name="P6"><text:span text:style-name="T18"><text:s text:c="23"/></text:span><text:span text:style-name="T8">10. </text:span><text:span text:style-name="T22">Clicar em “</text:span><text:span text:style-name="T24">Confirmar Alterações</text:span><text:span text:style-name="T22">”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Fluxo alternativo: 1a: </text:span>O aplicativo apresenta algum erro ao ser inicializado:</text:p>
            <text:p text:style-name="P6"><text:s text:c="39"/>1- O usuário deve reiniciá-lo;</text:p>
            <text:p text:style-name="P6"><text:s text:c="39"/>2- O caso de uso termina.</text:p>
            <text:p text:style-name="P6"><text:span text:style-name="T1"><text:s text:c="31"/></text:span><text:span text:style-name="T5">7</text:span><text:span text:style-name="T1">a: </text:span><text:span text:style-name="T20">Nome do hospital a ser cadastrado é digitado errado</text:span>:</text:p>
            <text:p text:style-name="P6"><text:s text:c="40"/>1- Aparecer mensagem “<text:span text:style-name="T37">Hospital inexistente ou com nome incorreto</text:span>”;</text:p>
            <text:p text:style-name="P14"><text:s text:c="20"/>2- Usuário <text:span text:style-name="T37">escreve corretamente o nome do hospital;</text:span></text:p>
            <text:p text:style-name="P16"><text:s text:c="40"/><text:span text:style-name="T37">3- O caso de uso é finalizado.</text:span></text:p>
            <text:p text:style-name="P16"><text:s text:c="32"/><text:span text:style-name="T9">8</text:span><text:span text:style-name="T42">a</text:span><text:span text:style-name="T9">: </text:span><text:span text:style-name="T42"><text:s/></text:span><text:span text:style-name="T44">Campo escolhido não pod ser modificado:</text:span></text:p>
            <text:p text:style-name="P42"><text:s text:c="40"/>1- Informar ao usuário que aquele campo não pode sofrer alterações;</text:p>
            <text:p text:style-name="P42"><text:s text:c="41"/>2- O caso de uso termina.</text:p>
            <text:p text:style-name="P16"><text:s text:c="31"/><text:span text:style-name="T8">11</text:span><text:span text:style-name="T39"> </text:span><text:span text:style-name="T41">a: </text:span><text:span text:style-name="T43">O CPF informado não é de um administrador do governo:</text:span></text:p>
            <text:p text:style-name="P32"><text:s text:c="42"/>1- Pedir para que o CPF seja digitado novamente;</text:p>
            <text:p text:style-name="P32"><text:s text:c="42"/>2- Caso o erro persista informar ao administrador do sistema uma tentativa de acesso perigosa.</text:p>
          </table:table-cell>
        </table:table-row>
        <table:table-row table:style-name="Tabela4.1">
          <table:table-cell table:style-name="Tabela4.A4" office:value-type="string">
            <text:p text:style-name="P21">Frequência: <text:span text:style-name="T25">Pouco frequente.</text:span></text:p>
          </table:table-cell>
        </table:table-row>
      </table:table>
      <text:p text:style-name="P31"/>
      <text:p text:style-name="P31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7"><text:span text:style-name="T1">C</text:span><text:span text:style-name="T2">DU</text:span><text:span text:style-name="T13">5</text:span><text:span text:style-name="T1">: </text:span><text:span text:style-name="T19">A</text:span><text:span text:style-name="T26">pagar Cadastro de Administrador de Hospital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1">Ator(es) principal(ais): </text:span><text:span text:style-name="T18">Administrador (Governo) </text:span><text:span text:style-name="T27">e</text:span><text:span text:style-name="T18"> </text:span><text:span text:style-name="T27">Administrador(hospital).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 ou Administrador associado a hospital.</text:span></text:p>
          </table:table-cell>
        </table:table-row>
        <table:table-row table:style-name="Tabela5.1">
          <table:table-cell table:style-name="Tabela5.A4" office:value-type="string">
            <text:p text:style-name="P22">Garantia de Sucesso: <text:span text:style-name="T30">Mensagem informando que o cadastro do hospital foi apagado com sucesso.</text:span></text:p>
          </table:table-cell>
        </table:table-row>
        <text:soft-page-break/>
        <table:table-row table:style-name="Tabela5.1">
          <table:table-cell table:style-name="Tabela5.A1" office:value-type="string">
            <text:p text:style-name="P24">Fluxo básico: 1. <text:span text:style-name="T30">I</text:span><text:span text:style-name="T16">niciar o aplicativo ou acessar pela página Web; </text:span></text:p>
            <text:p text:style-name="P8"><text:span text:style-name="T1"><text:s text:c="25"/>2. </text:span>Clicar em “<text:span text:style-name="T35">Login”</text:span>;</text:p>
            <text:p text:style-name="P8"><text:s text:c="25"/><text:span text:style-name="T1">3. </text:span>Fornecer nome <text:span text:style-name="T35">de usuário</text:span>;</text:p>
            <text:p text:style-name="P8"><text:s text:c="25"/><text:span text:style-name="T1">4. </text:span><text:span text:style-name="T18">Clicar em “</text:span><text:span text:style-name="T20">S</text:span><text:span text:style-name="T18">enha”</text:span>;</text:p>
            <text:p text:style-name="P8"><text:s text:c="25"/><text:span text:style-name="T1">5.</text:span> <text:span text:style-name="T35">Fornecer a senha</text:span>;</text:p>
            <text:p text:style-name="P8"><text:s text:c="25"/><text:span text:style-name="T1">6.</text:span> <text:span text:style-name="T37">Clicar em “Hospitais Cadastrados”</text:span>;</text:p>
            <text:p text:style-name="P8"><text:s text:c="25"/><text:span text:style-name="T1">7.</text:span> Fornecer <text:span text:style-name="T37">o nome do hospital que se deseja excluir do sistema</text:span>;</text:p>
            <text:p text:style-name="P8"><text:s text:c="25"/><text:span text:style-name="T10">8. </text:span><text:span text:style-name="T31">Clicar “Exluir este hospital do sistema!;</text:span></text:p>
            <text:p text:style-name="P8"><text:s text:c="25"/><text:span text:style-name="T10">9</text:span><text:span text:style-name="T1">.</text:span> <text:span text:style-name="T37">Fornecer CPF para confirmação de identidade</text:span><text:span text:style-name="T18">;</text:span></text:p>
            <text:p text:style-name="P24"><text:span text:style-name="T18"><text:s text:c="24"/></text:span><text:span text:style-name="T53">10</text:span><text:span text:style-name="T52">. </text:span><text:span text:style-name="T22">Clicar em “</text:span><text:span text:style-name="T24">Confirmar </text:span><text:span text:style-name="T30">Exclusão</text:span><text:span text:style-name="T22">”</text:span></text:p>
          </table:table-cell>
        </table:table-row>
        <table:table-row table:style-name="Tabela5.1">
          <table:table-cell table:style-name="Tabela5.A1" office:value-type="string">
            <text:p text:style-name="P24">Fluxo alternativo: <text:span text:style-name="T52">1</text:span><text:span text:style-name="T40"> </text:span><text:span text:style-name="T51">a: </text:span><text:span text:style-name="T43">O CPF informado não é de um administrador do governo:</text:span></text:p>
            <text:p text:style-name="P33"><text:s text:c="42"/>1- Pedir para que o CPF seja digitado novamente;</text:p>
            <text:p text:style-name="P37"><text:s text:c="42"/>2- Caso o erro persista informar ao administrador do sistema uma tentativa de acesso perigosa.</text:p>
            <text:p text:style-name="P38"><text:s text:c="32"/><text:span text:style-name="T10">8 a: </text:span><text:span text:style-name="T56">O hospital escolhido já pode ter sido excluido ou nunca ter sido cadastrado: </text:span></text:p>
            <text:p text:style-name="P38"><text:span text:style-name="T10"><text:s text:c="40"/></text:span><text:span text:style-name="T56">1- Pedir para que o usuário digite novamente o nome do hospital;</text:span></text:p>
            <text:p text:style-name="P38"><text:span text:style-name="T10"><text:s text:c="40"/></text:span><text:span text:style-name="T56">2- Caso o hospital já tenha sido excluido ou não constar no sistema, informar mensagem “Esse hospital não consta nos sistema”;</text:span></text:p>
            <text:p text:style-name="P38"><text:span text:style-name="T10"><text:s text:c="40"/></text:span><text:span text:style-name="T56">3- Caso de uso termina.</text:span><text:span text:style-name="T10"> <text:s/></text:span></text:p>
          </table:table-cell>
        </table:table-row>
        <table:table-row table:style-name="Tabela5.1">
          <table:table-cell table:style-name="Tabela5.A4" office:value-type="string">
            <text:p text:style-name="P22">Frequência: <text:span text:style-name="T32">Pouco frequente</text:span></text:p>
          </table:table-cell>
        </table:table-row>
      </table:table>
      <text:p text:style-name="P43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7"><text:span text:style-name="T1">C</text:span><text:span text:style-name="T2">DU</text:span><text:span text:style-name="T13">6</text:span><text:span text:style-name="T1">: </text:span><text:span text:style-name="T19">M</text:span><text:span text:style-name="T26">odificar Cadastro de Administrador de Hospital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1">Ator(es) principal(ais): </text:span><text:span text:style-name="T18">Administrador (Governo) </text:span><text:span text:style-name="T27">e Administrador(Hospital).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 ou Administrador associado ao hospital.</text:span></text:p>
          </table:table-cell>
        </table:table-row>
        <table:table-row table:style-name="Tabela6.1">
          <table:table-cell table:style-name="Tabela6.A4" office:value-type="string">
            <text:p text:style-name="P22">Garantia de Sucesso: <text:span text:style-name="T32">Mensagem informando que a modificação foi salva com sucesso.</text:span></text:p>
          </table:table-cell>
        </table:table-row>
        <table:table-row table:style-name="Tabela6.1">
          <table:table-cell table:style-name="Tabela6.A1" office:value-type="string">
            <text:p text:style-name="P25">Fluxo básico: <text:s/>1. <text:span text:style-name="T30">I</text:span><text:span text:style-name="T16">niciar o aplicativo ou acessar pela página Web; </text:span></text:p>
            <text:p text:style-name="P9"><text:span text:style-name="T1"><text:s text:c="25"/>2. </text:span>Clicar em “<text:span text:style-name="T35">Login”</text:span>;</text:p>
            <text:p text:style-name="P9"><text:s text:c="25"/><text:span text:style-name="T1">3. </text:span>Fornecer nome <text:span text:style-name="T35">de usuário</text:span>;</text:p>
            <text:p text:style-name="P9"><text:s text:c="25"/><text:span text:style-name="T1">4. </text:span><text:span text:style-name="T18">Clicar em “</text:span><text:span text:style-name="T20">S</text:span><text:span text:style-name="T18">enha”</text:span>;</text:p>
            <text:p text:style-name="P9"><text:s text:c="25"/><text:span text:style-name="T1">5.</text:span> <text:span text:style-name="T35">Fornecer a senha</text:span>;</text:p>
            <text:p text:style-name="P9"><text:s text:c="25"/><text:span text:style-name="T1">6.</text:span> <text:span text:style-name="T37">Clicar em “Hospitais Cadastrados”</text:span>;</text:p>
            <text:p text:style-name="P9"><text:s text:c="25"/><text:span text:style-name="T1">7.</text:span> Fornecer <text:span text:style-name="T37">o nome do hospital que se deseja excluir do sistema</text:span>;</text:p>
            <text:p text:style-name="P9"><text:s text:c="25"/><text:span text:style-name="T10">8. </text:span><text:span text:style-name="T31">Clicar “Exluir este hospital do sistema!;</text:span></text:p>
            <text:p text:style-name="P9"><text:s text:c="25"/><text:span text:style-name="T10">9</text:span><text:span text:style-name="T1">.</text:span> <text:span text:style-name="T37">Fornecer CPF para confirmação de identidade</text:span><text:span text:style-name="T18">;</text:span></text:p>
            <text:p text:style-name="P25"><text:span text:style-name="T45"><text:s text:c="24"/></text:span><text:span text:style-name="T49">10</text:span><text:span text:style-name="T50">. </text:span><text:span text:style-name="T43">Clicar em “</text:span><text:span text:style-name="T44">Confirmar </text:span><text:span text:style-name="T46">Exclusão</text:span><text:span text:style-name="T43">”</text:span></text:p>
          </table:table-cell>
        </table:table-row>
        <table:table-row table:style-name="Tabela6.1">
          <table:table-cell table:style-name="Tabela6.A1" office:value-type="string">
            <text:p text:style-name="P23">Fluxo alternativo: </text:p>
          </table:table-cell>
        </table:table-row>
        <table:table-row table:style-name="Tabela6.1">
          <table:table-cell table:style-name="Tabela6.A4" office:value-type="string">
            <text:p text:style-name="P22">Frequência: <text:span text:style-name="T26">Mediana</text:span></text:p>
          </table:table-cell>
        </table:table-row>
      </table:table>
      <text:p text:style-name="P43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7"><text:span text:style-name="T1">C</text:span><text:span text:style-name="T2">DU</text:span><text:span text:style-name="T13">7</text:span><text:span text:style-name="T1">:</text:span><text:span text:style-name="T13"> </text:span><text:span text:style-name="T26">Apagar cadastro de cidadão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1">Ator(es) principal(ais): </text:span><text:span text:style-name="T18">Administrador (Governo) </text:span><text:span text:style-name="T27">e</text:span><text:span text:style-name="T18"> </text:span><text:span text:style-name="T27">Administrador(hospital).</text:span></text:p>
          </table:table-cell>
        </table:table-row>
        <text:soft-page-break/>
        <table:table-row table:style-name="Tabela7.1">
          <table:table-cell table:style-name="Tabela7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7.1">
          <table:table-cell table:style-name="Tabela7.A4" office:value-type="string">
            <text:p text:style-name="P22">Garantia de Sucesso: </text:p>
          </table:table-cell>
        </table:table-row>
        <table:table-row table:style-name="Tabela7.1">
          <table:table-cell table:style-name="Tabela7.A1" office:value-type="string">
            <text:p text:style-name="P23">Fluxo básico: </text:p>
          </table:table-cell>
        </table:table-row>
        <table:table-row table:style-name="Tabela7.1">
          <table:table-cell table:style-name="Tabela7.A1" office:value-type="string">
            <text:p text:style-name="P23">Fluxo alternativo: </text:p>
          </table:table-cell>
        </table:table-row>
        <table:table-row table:style-name="Tabela7.1">
          <table:table-cell table:style-name="Tabela7.A4" office:value-type="string">
            <text:p text:style-name="P22">Frequência: <text:span text:style-name="T26">Mediana</text:span></text:p>
          </table:table-cell>
        </table:table-row>
      </table:table>
      <text:p text:style-name="P43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7"><text:span text:style-name="T1">C</text:span><text:span text:style-name="T2">DU</text:span><text:span text:style-name="T13">8</text:span><text:span text:style-name="T1">:</text:span><text:span text:style-name="T13"> </text:span><text:span text:style-name="T26">Modificar cadastro de cidadão</text:span></text:p>
          </table:table-cell>
        </table:table-row>
        <table:table-row table:style-name="Tabela8.1">
          <table:table-cell table:style-name="Tabela8.A1" office:value-type="string">
            <text:p text:style-name="P7"><text:span text:style-name="T1">Ator(es) principal(ais): </text:span><text:span text:style-name="T18">Administrador (Governo) </text:span><text:span text:style-name="T27">e</text:span><text:span text:style-name="T18"> </text:span><text:span text:style-name="T27">Administrador(hospital)</text:span></text:p>
          </table:table-cell>
        </table:table-row>
        <table:table-row table:style-name="Tabela8.1">
          <table:table-cell table:style-name="Tabela8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8.1">
          <table:table-cell table:style-name="Tabela8.A4" office:value-type="string">
            <text:p text:style-name="P22">Garantia de Sucesso: </text:p>
          </table:table-cell>
        </table:table-row>
        <table:table-row table:style-name="Tabela8.1">
          <table:table-cell table:style-name="Tabela8.A1" office:value-type="string">
            <text:p text:style-name="P23">Fluxo básico: </text:p>
          </table:table-cell>
        </table:table-row>
        <table:table-row table:style-name="Tabela8.1">
          <table:table-cell table:style-name="Tabela8.A1" office:value-type="string">
            <text:p text:style-name="P23">Fluxo alternativo: </text:p>
          </table:table-cell>
        </table:table-row>
        <table:table-row table:style-name="Tabela8.1">
          <table:table-cell table:style-name="Tabela8.A4" office:value-type="string">
            <text:p text:style-name="P22">Frequência: <text:span text:style-name="T26">Mediana</text:span></text:p>
          </table:table-cell>
        </table:table-row>
      </table:table>
      <text:p text:style-name="P43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7"><text:span text:style-name="T1">C</text:span><text:span text:style-name="T2">DU</text:span><text:span text:style-name="T14">9</text:span><text:span text:style-name="T1">:</text:span><text:span text:style-name="T13"> </text:span><text:span text:style-name="T26">C</text:span><text:span text:style-name="T27">adastrar administradores no hospital</text:span></text:p>
          </table:table-cell>
        </table:table-row>
        <table:table-row table:style-name="Tabela9.1">
          <table:table-cell table:style-name="Tabela9.A1" office:value-type="string">
            <text:p text:style-name="P7"><text:span text:style-name="T1">Ator(es) principal(ais): </text:span><text:span text:style-name="T18">Administrador (Governo) </text:span><text:span text:style-name="T27">e</text:span><text:span text:style-name="T18"> </text:span><text:span text:style-name="T27">Administrador(hospital)</text:span></text:p>
          </table:table-cell>
        </table:table-row>
        <table:table-row table:style-name="Tabela9.1">
          <table:table-cell table:style-name="Tabela9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9.1">
          <table:table-cell table:style-name="Tabela9.A4" office:value-type="string">
            <text:p text:style-name="P22">Garantia de Sucesso: </text:p>
          </table:table-cell>
        </table:table-row>
        <table:table-row table:style-name="Tabela9.1">
          <table:table-cell table:style-name="Tabela9.A1" office:value-type="string">
            <text:p text:style-name="P23">Fluxo básico: </text:p>
          </table:table-cell>
        </table:table-row>
        <table:table-row table:style-name="Tabela9.1">
          <table:table-cell table:style-name="Tabela9.A1" office:value-type="string">
            <text:p text:style-name="P23">Fluxo alternativo: </text:p>
          </table:table-cell>
        </table:table-row>
        <table:table-row table:style-name="Tabela9.1">
          <table:table-cell table:style-name="Tabela9.A4" office:value-type="string">
            <text:p text:style-name="P22">Frequência: <text:span text:style-name="T26">Mediana</text:span></text:p>
          </table:table-cell>
        </table:table-row>
      </table:table>
      <text:p text:style-name="P43"/>
      <text:p text:style-name="P43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7"><text:span text:style-name="T1">C</text:span><text:span text:style-name="T2">DU</text:span><text:span text:style-name="T14">10</text:span><text:span text:style-name="T1">:</text:span><text:span text:style-name="T13"> </text:span><text:span text:style-name="T28">Adicionar na agenda período de vacinação</text:span></text:p>
          </table:table-cell>
        </table:table-row>
        <table:table-row table:style-name="Tabela10.1">
          <table:table-cell table:style-name="Tabela10.A1" office:value-type="string">
            <text:p text:style-name="P7"><text:span text:style-name="T1">Ator(es) principal(ais): </text:span><text:span text:style-name="T18">Administrador (</text:span><text:span text:style-name="T27">Hospital</text:span><text:span text:style-name="T18">).</text:span></text:p>
          </table:table-cell>
        </table:table-row>
        <table:table-row table:style-name="Tabela10.1">
          <table:table-cell table:style-name="Tabela10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Hospital.</text:span></text:p>
          </table:table-cell>
        </table:table-row>
        <text:soft-page-break/>
        <table:table-row table:style-name="Tabela10.1">
          <table:table-cell table:style-name="Tabela10.A4" office:value-type="string">
            <text:p text:style-name="P22">Garantia de Sucesso: <text:span text:style-name="T33">Mensagem informando que período de vacinação foi adicionado na agenda com <text:s/>sucesso</text:span></text:p>
          </table:table-cell>
        </table:table-row>
        <table:table-row table:style-name="Tabela10.1">
          <table:table-cell table:style-name="Tabela10.A1" office:value-type="string">
            <text:p text:style-name="P26">Fluxo básico: 1. <text:span text:style-name="T30">I</text:span><text:span text:style-name="T16">niciar o aplicativo ou acessar pela página Web; </text:span></text:p>
            <text:p text:style-name="P10"><text:span text:style-name="T1"><text:s text:c="25"/>2. </text:span>Clicar em “<text:span text:style-name="T35">Login”</text:span>;</text:p>
            <text:p text:style-name="P10"><text:s text:c="25"/><text:span text:style-name="T1">3. </text:span>Fornecer nome <text:span text:style-name="T35">de usuário</text:span>;</text:p>
            <text:p text:style-name="P10"><text:s text:c="25"/><text:span text:style-name="T1">4. </text:span><text:span text:style-name="T18">Clicar em “</text:span><text:span text:style-name="T20">S</text:span><text:span text:style-name="T18">enha”</text:span>;</text:p>
            <text:p text:style-name="P10"><text:s text:c="25"/><text:span text:style-name="T1">5.</text:span> <text:span text:style-name="T35">Fornecer a senha</text:span>;</text:p>
            <text:p text:style-name="P10"><text:s text:c="25"/><text:span text:style-name="T1">6.</text:span> <text:span text:style-name="T37">Clicar em “Agenda”</text:span>;</text:p>
            <text:p text:style-name="P10"><text:s text:c="25"/><text:span text:style-name="T1">7.</text:span> <text:span text:style-name="T57">Clicar sobre o dia de início do período de vacinação</text:span>;</text:p>
            <text:p text:style-name="P10"><text:s text:c="25"/><text:span text:style-name="T10">8. </text:span><text:span text:style-name="T31">Clicar </text:span><text:span text:style-name="T33">sobre o dia de finalização do período de vacinação</text:span><text:span text:style-name="T31">;</text:span></text:p>
            <text:p text:style-name="P10"><text:s text:c="25"/><text:span text:style-name="T10">9</text:span><text:span text:style-name="T1">.</text:span> <text:span text:style-name="T37">Fornecer CPF para confirmação de identidade</text:span><text:span text:style-name="T18">;</text:span></text:p>
            <text:p text:style-name="P26"><text:span text:style-name="T18"><text:s text:c="24"/></text:span><text:span text:style-name="T53">10</text:span><text:span text:style-name="T52">. </text:span><text:span text:style-name="T22">Clicar em “</text:span><text:span text:style-name="T24">Confirm</text:span><text:span text:style-name="T33">ar período de vacinação</text:span><text:span text:style-name="T22">”</text:span></text:p>
          </table:table-cell>
        </table:table-row>
        <table:table-row table:style-name="Tabela10.1">
          <table:table-cell table:style-name="Tabela10.A1" office:value-type="string">
            <text:p text:style-name="P26">Fluxo alternativo:<text:span text:style-name="T52">1</text:span><text:span text:style-name="T40"> </text:span><text:span text:style-name="T51">a: </text:span><text:span text:style-name="T43">O CPF informado não é de um administrador do </text:span><text:span text:style-name="T47">hospital</text:span><text:span text:style-name="T43">:</text:span></text:p>
            <text:p text:style-name="P34"><text:s text:c="42"/>1- Pedir para que o CPF seja digitado novamente;</text:p>
            <text:p text:style-name="P39"><text:s text:c="42"/>2- Caso o erro persista informar ao administrador do sistema uma tentativa de acesso perigosa.</text:p>
            <text:p text:style-name="P39"><text:s text:c="32"/><text:span text:style-name="T11">7</text:span><text:span text:style-name="T10"> a: </text:span><text:span text:style-name="T56">O dia escolhido não é um dia útil: </text:span></text:p>
            <text:p text:style-name="P39"><text:span text:style-name="T10"><text:s text:c="40"/></text:span><text:span text:style-name="T56">1- Pedir para que o usuário insira um dia útil para o início do período de vacinação</text:span></text:p>
            <text:p text:style-name="P39"><text:span text:style-name="T10"><text:s text:c="40"/></text:span><text:span text:style-name="T56">2- O caso de uso termina.</text:span></text:p>
          </table:table-cell>
        </table:table-row>
        <table:table-row table:style-name="Tabela10.1">
          <table:table-cell table:style-name="Tabela10.A4" office:value-type="string">
            <text:p text:style-name="P22">Frequência: <text:span text:style-name="T26">De acordo com o calendário ditado pelo Ministério da Saúde.</text:span></text:p>
          </table:table-cell>
        </table:table-row>
      </table:table>
      <text:p text:style-name="P43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7"><text:span text:style-name="T1">C</text:span><text:span text:style-name="T2">DU</text:span><text:span text:style-name="T14">1</text:span><text:span text:style-name="T15">1</text:span><text:span text:style-name="T1">:</text:span><text:span text:style-name="T13"> </text:span><text:span text:style-name="T28">Gerenciar agenda de vacinação no hospital</text:span></text:p>
          </table:table-cell>
        </table:table-row>
        <table:table-row table:style-name="Tabela11.1">
          <table:table-cell table:style-name="Tabela11.A1" office:value-type="string">
            <text:p text:style-name="P7"><text:span text:style-name="T1">Ator(es) principal(ais): </text:span><text:span text:style-name="T18">Administrador (</text:span><text:span text:style-name="T27">Hospital</text:span><text:span text:style-name="T18">).</text:span></text:p>
          </table:table-cell>
        </table:table-row>
        <table:table-row table:style-name="Tabela11.1">
          <table:table-cell table:style-name="Tabela11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Hospital</text:span></text:p>
          </table:table-cell>
        </table:table-row>
        <table:table-row table:style-name="Tabela11.1">
          <table:table-cell table:style-name="Tabela11.A4" office:value-type="string">
            <text:p text:style-name="P22">Garantia de Sucesso: <text:span text:style-name="T16">Visualização completa da agenda do hospital.</text:span></text:p>
          </table:table-cell>
        </table:table-row>
        <table:table-row table:style-name="Tabela11.1">
          <table:table-cell table:style-name="Tabela11.A1" office:value-type="string">
            <text:p text:style-name="P27">Fluxo básico: <text:s/>1. <text:span text:style-name="T30">I</text:span><text:span text:style-name="T16">niciar o aplicativo ou acessar pela página Web; </text:span></text:p>
            <text:p text:style-name="P11"><text:span text:style-name="T1"><text:s text:c="25"/>2. </text:span>Clicar em “<text:span text:style-name="T35">Login”</text:span>;</text:p>
            <text:p text:style-name="P11"><text:s text:c="25"/><text:span text:style-name="T1">3. </text:span>Fornecer nome <text:span text:style-name="T35">de usuário</text:span>;</text:p>
            <text:p text:style-name="P11"><text:s text:c="25"/><text:span text:style-name="T1">4. </text:span><text:span text:style-name="T18">Clicar em “</text:span><text:span text:style-name="T20">S</text:span><text:span text:style-name="T18">enha”</text:span>;</text:p>
            <text:p text:style-name="P11"><text:s text:c="25"/><text:span text:style-name="T1">5.</text:span> <text:span text:style-name="T35">Fornecer a senha</text:span>;</text:p>
            <text:p text:style-name="P11"><text:s text:c="25"/><text:span text:style-name="T1">6.</text:span> <text:span text:style-name="T37">Clicar em “Agenda”</text:span>;</text:p>
            <text:p text:style-name="P11"><text:s text:c="25"/><text:span text:style-name="T1">7.</text:span> <text:span text:style-name="T58">Escolher qual ação deseja realizar dentro do módulo “Agenda”</text:span>;</text:p>
          </table:table-cell>
        </table:table-row>
        <table:table-row table:style-name="Tabela11.1">
          <table:table-cell table:style-name="Tabela11.A1" office:value-type="string">
            <text:p text:style-name="P27">Fluxo alternativo: <text:span text:style-name="T54">6</text:span><text:span text:style-name="T40"> </text:span><text:span text:style-name="T51">a: </text:span><text:span text:style-name="T48">A visualização da agenda pode estar temporariamente fora do ar</text:span><text:span text:style-name="T43">:</text:span></text:p>
            <text:p text:style-name="P35"><text:s text:c="42"/>1- Pedir para que o <text:span text:style-name="T58">o usuário tente </text:span>o acesso mais tarde;</text:p>
            <text:p text:style-name="P40"><text:s text:c="42"/>2- O caso de uso termina;</text:p>
            <text:p text:style-name="P40"><text:s text:c="4"/></text:p>
          </table:table-cell>
        </table:table-row>
        <table:table-row table:style-name="Tabela11.1">
          <table:table-cell table:style-name="Tabela11.A4" office:value-type="string">
            <text:p text:style-name="P22">Frequência: <text:span text:style-name="T26">Relativamente alta.</text:span></text:p>
          </table:table-cell>
        </table:table-row>
      </table:table>
      <text:p text:style-name="P43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7"><text:span text:style-name="T1">C</text:span><text:span text:style-name="T2">DU</text:span><text:span text:style-name="T14">1</text:span><text:span text:style-name="T15">2</text:span><text:span text:style-name="T1">:</text:span><text:span text:style-name="T13"> </text:span><text:span text:style-name="T28">Apagar período de vacinação</text:span></text:p>
          </table:table-cell>
        </table:table-row>
        <table:table-row table:style-name="Tabela12.1">
          <table:table-cell table:style-name="Tabela12.A1" office:value-type="string">
            <text:p text:style-name="P7"><text:span text:style-name="T1">Ator(es) principal(ais): </text:span><text:span text:style-name="T18">Administrador (</text:span><text:span text:style-name="T27">Hospital</text:span><text:span text:style-name="T18">).</text:span></text:p>
          </table:table-cell>
        </table:table-row>
        <text:soft-page-break/>
        <table:table-row table:style-name="Tabela12.1">
          <table:table-cell table:style-name="Tabela12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hospital.</text:span></text:p>
          </table:table-cell>
        </table:table-row>
        <table:table-row table:style-name="Tabela12.1">
          <table:table-cell table:style-name="Tabela12.A4" office:value-type="string">
            <text:p text:style-name="P22">Garantia de Sucesso: <text:span text:style-name="T16">Mensagem informando que o período, a priori , registrado foi excluído com sucesso.</text:span></text:p>
          </table:table-cell>
        </table:table-row>
        <table:table-row table:style-name="Tabela12.1">
          <table:table-cell table:style-name="Tabela12.A1" office:value-type="string">
            <text:p text:style-name="P28">Fluxo básico: 1. <text:span text:style-name="T30">I</text:span><text:span text:style-name="T16">niciar o aplicativo ou acessar pela página Web; </text:span></text:p>
            <text:p text:style-name="P12"><text:span text:style-name="T1"><text:s text:c="25"/>2. </text:span>Clicar em “<text:span text:style-name="T35">Login”</text:span>;</text:p>
            <text:p text:style-name="P12"><text:s text:c="25"/><text:span text:style-name="T1">3. </text:span>Fornecer nome <text:span text:style-name="T35">de usuário</text:span>;</text:p>
            <text:p text:style-name="P12"><text:s text:c="25"/><text:span text:style-name="T1">4. </text:span><text:span text:style-name="T18">Clicar em “</text:span><text:span text:style-name="T20">S</text:span><text:span text:style-name="T18">enha”</text:span>;</text:p>
            <text:p text:style-name="P12"><text:s text:c="25"/><text:span text:style-name="T1">5.</text:span> <text:span text:style-name="T35">Fornecer a senha</text:span>;</text:p>
            <text:p text:style-name="P12"><text:s text:c="25"/><text:span text:style-name="T1">6.</text:span> <text:span text:style-name="T37">Clicar em “Agenda”</text:span>;</text:p>
            <text:p text:style-name="P12"><text:s text:c="25"/><text:span text:style-name="T1">7.</text:span> <text:span text:style-name="T57">Desmarcar o dia do início do período de vacinação;</text:span></text:p>
            <text:p text:style-name="P12"><text:s text:c="25"/><text:span text:style-name="T10">8. </text:span><text:span text:style-name="T33">Des</text:span><text:span text:style-name="T31">marcar o dia do fim do período de vacinação;</text:span></text:p>
            <text:p text:style-name="P12"><text:span text:style-name="T31"><text:s text:c="25"/></text:span><text:span text:style-name="T10">9. </text:span><text:span text:style-name="T31">Clicar em “Salvar alterações”;</text:span></text:p>
            <text:p text:style-name="P12"><text:s text:c="24"/><text:span text:style-name="T7">10. </text:span><text:span text:style-name="T16">Fornercer CPF para confirmação de identidade;</text:span></text:p>
            <text:p text:style-name="P28"><text:span text:style-name="T18"><text:s text:c="24"/></text:span><text:span text:style-name="T52">11. </text:span><text:span text:style-name="T22">Clicar em “Confirmar alterações”.</text:span></text:p>
          </table:table-cell>
        </table:table-row>
        <table:table-row table:style-name="Tabela12.1">
          <table:table-cell table:style-name="Tabela12.A1" office:value-type="string">
            <text:p text:style-name="P29">Fluxo alternativo: <text:span text:style-name="T55">1 </text:span><text:span text:style-name="T51">a: </text:span><text:span text:style-name="T48">A visualização da agenda pode estar temporariamente fora do ar</text:span><text:span text:style-name="T43">:</text:span></text:p>
            <text:p text:style-name="P36"><text:s text:c="42"/>1- Pedir para que o <text:span text:style-name="T58">o usuário tente </text:span>o acesso mais tarde;</text:p>
            <text:p text:style-name="P41"><text:s text:c="42"/>2- O caso de uso termina;</text:p>
            <text:p text:style-name="P29"><text:span text:style-name="T52"><text:s text:c="32"/>1</text:span><text:span text:style-name="T55">0</text:span><text:span text:style-name="T40"> </text:span><text:span text:style-name="T51">a: </text:span><text:span text:style-name="T43">O CPF informado não é de um administrador do </text:span><text:span text:style-name="T47">hospital</text:span><text:span text:style-name="T43">:</text:span></text:p>
            <text:p text:style-name="P36"><text:s text:c="42"/>1- Pedir para que o CPF seja digitado novamente;</text:p>
            <text:p text:style-name="P41"><text:s text:c="42"/>2- Caso o erro persista informar ao administrador do sistema uma tentativa de acesso perigosa.</text:p>
          </table:table-cell>
        </table:table-row>
        <table:table-row table:style-name="Tabela12.1">
          <table:table-cell table:style-name="Tabela12.A4" office:value-type="string">
            <text:p text:style-name="P22">Frequência: <text:span text:style-name="T34">Pouco frequente.</text:span></text:p>
          </table:table-cell>
        </table:table-row>
      </table:table>
      <text:p text:style-name="P43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7"><text:span text:style-name="T1">C</text:span><text:span text:style-name="T2">DU</text:span><text:span text:style-name="T14">1</text:span><text:span text:style-name="T15">3</text:span><text:span text:style-name="T1">:</text:span><text:span text:style-name="T13"> </text:span><text:span text:style-name="T28">Modificar período de vacinação</text:span></text:p>
          </table:table-cell>
        </table:table-row>
        <table:table-row table:style-name="Tabela13.1">
          <table:table-cell table:style-name="Tabela13.A1" office:value-type="string">
            <text:p text:style-name="P7"><text:span text:style-name="T1">Ator(es) principal(ais): </text:span><text:span text:style-name="T18">Administrador (</text:span><text:span text:style-name="T27">Hospital</text:span><text:span text:style-name="T18">).</text:span></text:p>
          </table:table-cell>
        </table:table-row>
        <table:table-row table:style-name="Tabela13.1">
          <table:table-cell table:style-name="Tabela13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13.1">
          <table:table-cell table:style-name="Tabela13.A4" office:value-type="string">
            <text:p text:style-name="P22">Garantia de Sucesso: </text:p>
          </table:table-cell>
        </table:table-row>
        <table:table-row table:style-name="Tabela13.1">
          <table:table-cell table:style-name="Tabela13.A1" office:value-type="string">
            <text:p text:style-name="P23">Fluxo básico: </text:p>
          </table:table-cell>
        </table:table-row>
        <table:table-row table:style-name="Tabela13.1">
          <table:table-cell table:style-name="Tabela13.A1" office:value-type="string">
            <text:p text:style-name="P23">Fluxo alternativo: </text:p>
          </table:table-cell>
        </table:table-row>
        <table:table-row table:style-name="Tabela13.1">
          <table:table-cell table:style-name="Tabela13.A4" office:value-type="string">
            <text:p text:style-name="P22">Frequência: <text:span text:style-name="T26">Mediana</text:span></text:p>
          </table:table-cell>
        </table:table-row>
      </table:table>
      <text:p text:style-name="P43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7"><text:span text:style-name="T1">C</text:span><text:span text:style-name="T2">DU</text:span><text:span text:style-name="T14">1</text:span><text:span text:style-name="T15">4</text:span><text:span text:style-name="T1">:</text:span><text:span text:style-name="T13"> </text:span><text:span text:style-name="T28">Cadastrar Cidadão</text:span></text:p>
          </table:table-cell>
        </table:table-row>
        <table:table-row table:style-name="Tabela14.1">
          <table:table-cell table:style-name="Tabela14.A1" office:value-type="string">
            <text:p text:style-name="P7"><text:span text:style-name="T1">Ator(es) principal(ais): </text:span><text:span text:style-name="T18">F</text:span><text:span text:style-name="T28">uncionário(Hospital) e Cidadão</text:span></text:p>
          </table:table-cell>
        </table:table-row>
        <table:table-row table:style-name="Tabela14.1">
          <table:table-cell table:style-name="Tabela14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ext:soft-page-break/>
        <table:table-row table:style-name="Tabela14.1">
          <table:table-cell table:style-name="Tabela14.A4" office:value-type="string">
            <text:p text:style-name="P22">Garantia de Sucesso: </text:p>
          </table:table-cell>
        </table:table-row>
        <table:table-row table:style-name="Tabela14.1">
          <table:table-cell table:style-name="Tabela14.A1" office:value-type="string">
            <text:p text:style-name="P23">Fluxo básico: </text:p>
          </table:table-cell>
        </table:table-row>
        <table:table-row table:style-name="Tabela14.1">
          <table:table-cell table:style-name="Tabela14.A1" office:value-type="string">
            <text:p text:style-name="P23">Fluxo alternativo: </text:p>
          </table:table-cell>
        </table:table-row>
        <table:table-row table:style-name="Tabela14.1">
          <table:table-cell table:style-name="Tabela14.A4" office:value-type="string">
            <text:p text:style-name="P22">Frequência: <text:span text:style-name="T26">Mediana</text:span></text:p>
          </table:table-cell>
        </table:table-row>
      </table:table>
      <text:p text:style-name="P43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7"><text:span text:style-name="T1">C</text:span><text:span text:style-name="T2">DU</text:span><text:span text:style-name="T14">1</text:span><text:span text:style-name="T15">5</text:span><text:span text:style-name="T1">:</text:span><text:span text:style-name="T13"> </text:span><text:span text:style-name="T28">Apagar cadastro de cidadão</text:span></text:p>
          </table:table-cell>
        </table:table-row>
        <table:table-row table:style-name="Tabela15.1">
          <table:table-cell table:style-name="Tabela15.A1" office:value-type="string">
            <text:p text:style-name="P7"><text:span text:style-name="T1">Ator(es) principal(ais): </text:span><text:span text:style-name="T18">F</text:span><text:span text:style-name="T28">uncionário(Hospital) e Cidadão</text:span></text:p>
          </table:table-cell>
        </table:table-row>
        <table:table-row table:style-name="Tabela15.1">
          <table:table-cell table:style-name="Tabela15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15.1">
          <table:table-cell table:style-name="Tabela15.A4" office:value-type="string">
            <text:p text:style-name="P22">Garantia de Sucesso: </text:p>
          </table:table-cell>
        </table:table-row>
        <table:table-row table:style-name="Tabela15.1">
          <table:table-cell table:style-name="Tabela15.A1" office:value-type="string">
            <text:p text:style-name="P23">Fluxo básico: </text:p>
          </table:table-cell>
        </table:table-row>
        <table:table-row table:style-name="Tabela15.1">
          <table:table-cell table:style-name="Tabela15.A1" office:value-type="string">
            <text:p text:style-name="P23">Fluxo alternativo: </text:p>
          </table:table-cell>
        </table:table-row>
        <table:table-row table:style-name="Tabela15.1">
          <table:table-cell table:style-name="Tabela15.A4" office:value-type="string">
            <text:p text:style-name="P22">Frequência: <text:span text:style-name="T26">Mediana</text:span></text:p>
          </table:table-cell>
        </table:table-row>
      </table:table>
      <text:p text:style-name="P43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7"><text:span text:style-name="T1">C</text:span><text:span text:style-name="T2">DU</text:span><text:span text:style-name="T14">1</text:span><text:span text:style-name="T15">6</text:span><text:span text:style-name="T1">:</text:span><text:span text:style-name="T13"> </text:span><text:span text:style-name="T28">Modificar cadastro de cidadão</text:span></text:p>
          </table:table-cell>
        </table:table-row>
        <table:table-row table:style-name="Tabela16.1">
          <table:table-cell table:style-name="Tabela16.A1" office:value-type="string">
            <text:p text:style-name="P7"><text:span text:style-name="T1">Ator(es) principal(ais): </text:span><text:span text:style-name="T18">F</text:span><text:span text:style-name="T28">uncionário(Hospital) e Cidadão</text:span></text:p>
          </table:table-cell>
        </table:table-row>
        <table:table-row table:style-name="Tabela16.1">
          <table:table-cell table:style-name="Tabela16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16.1">
          <table:table-cell table:style-name="Tabela16.A4" office:value-type="string">
            <text:p text:style-name="P22">Garantia de Sucesso: </text:p>
          </table:table-cell>
        </table:table-row>
        <table:table-row table:style-name="Tabela16.1">
          <table:table-cell table:style-name="Tabela16.A1" office:value-type="string">
            <text:p text:style-name="P23">Fluxo básico: </text:p>
          </table:table-cell>
        </table:table-row>
        <table:table-row table:style-name="Tabela16.1">
          <table:table-cell table:style-name="Tabela16.A1" office:value-type="string">
            <text:p text:style-name="P23">Fluxo alternativo: </text:p>
          </table:table-cell>
        </table:table-row>
        <table:table-row table:style-name="Tabela16.1">
          <table:table-cell table:style-name="Tabela16.A4" office:value-type="string">
            <text:p text:style-name="P22">Frequência: <text:span text:style-name="T26">Mediana</text:span></text:p>
          </table:table-cell>
        </table:table-row>
      </table:table>
      <text:p text:style-name="P43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7"><text:span text:style-name="T1">C</text:span><text:span text:style-name="T2">DU</text:span><text:span text:style-name="T14">1</text:span><text:span text:style-name="T15">7</text:span><text:span text:style-name="T1">:</text:span><text:span text:style-name="T13"> </text:span><text:span text:style-name="T28">Verificar agenda de vacinação</text:span></text:p>
          </table:table-cell>
        </table:table-row>
        <table:table-row table:style-name="Tabela17.1">
          <table:table-cell table:style-name="Tabela17.A1" office:value-type="string">
            <text:p text:style-name="P7"><text:span text:style-name="T1">Ator(es) principal(ais): </text:span><text:span text:style-name="T18">F</text:span><text:span text:style-name="T28">uncionário(Hospital) e Cidadão</text:span></text:p>
          </table:table-cell>
        </table:table-row>
        <table:table-row table:style-name="Tabela17.1">
          <table:table-cell table:style-name="Tabela17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17.1">
          <table:table-cell table:style-name="Tabela17.A4" office:value-type="string">
            <text:p text:style-name="P22">Garantia de Sucesso: </text:p>
          </table:table-cell>
        </table:table-row>
        <table:table-row table:style-name="Tabela17.1">
          <table:table-cell table:style-name="Tabela17.A1" office:value-type="string">
            <text:p text:style-name="P23">Fluxo básico: </text:p>
          </table:table-cell>
        </table:table-row>
        <table:table-row table:style-name="Tabela17.1">
          <table:table-cell table:style-name="Tabela17.A1" office:value-type="string">
            <text:p text:style-name="P23">Fluxo alternativo: </text:p>
          </table:table-cell>
        </table:table-row>
        <text:soft-page-break/>
        <table:table-row table:style-name="Tabela17.1">
          <table:table-cell table:style-name="Tabela17.A4" office:value-type="string">
            <text:p text:style-name="P22">Frequência: <text:span text:style-name="T26">Mediana</text:span></text:p>
          </table:table-cell>
        </table:table-row>
      </table:table>
      <text:p text:style-name="P43"/>
      <text:p text:style-name="P43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7"><text:span text:style-name="T1">C</text:span><text:span text:style-name="T2">DU</text:span><text:span text:style-name="T14">1</text:span><text:span text:style-name="T15">8</text:span><text:span text:style-name="T1">:</text:span><text:span text:style-name="T13"> </text:span><text:span text:style-name="T28">Marcar vacina como tomada.</text:span></text:p>
          </table:table-cell>
        </table:table-row>
        <table:table-row table:style-name="Tabela18.1">
          <table:table-cell table:style-name="Tabela18.A1" office:value-type="string">
            <text:p text:style-name="P7"><text:span text:style-name="T1">Ator(es) principal(ais): </text:span><text:span text:style-name="T18">F</text:span><text:span text:style-name="T28">uncionário(Hospital).</text:span></text:p>
          </table:table-cell>
        </table:table-row>
        <table:table-row table:style-name="Tabela18.1">
          <table:table-cell table:style-name="Tabela18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18.1">
          <table:table-cell table:style-name="Tabela18.A4" office:value-type="string">
            <text:p text:style-name="P22">Garantia de Sucesso: </text:p>
          </table:table-cell>
        </table:table-row>
        <table:table-row table:style-name="Tabela18.1">
          <table:table-cell table:style-name="Tabela18.A1" office:value-type="string">
            <text:p text:style-name="P23">Fluxo básico: </text:p>
          </table:table-cell>
        </table:table-row>
        <table:table-row table:style-name="Tabela18.1">
          <table:table-cell table:style-name="Tabela18.A1" office:value-type="string">
            <text:p text:style-name="P23">Fluxo alternativo: </text:p>
          </table:table-cell>
        </table:table-row>
        <table:table-row table:style-name="Tabela18.1">
          <table:table-cell table:style-name="Tabela18.A4" office:value-type="string">
            <text:p text:style-name="P22">Frequência: <text:span text:style-name="T26">Mediana</text:span></text:p>
          </table:table-cell>
        </table:table-row>
      </table:table>
      <text:p text:style-name="P43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7"><text:span text:style-name="T1">C</text:span><text:span text:style-name="T2">DU</text:span><text:span text:style-name="T14">1</text:span><text:span text:style-name="T15">9</text:span><text:span text:style-name="T1">:</text:span><text:span text:style-name="T13"> </text:span><text:span text:style-name="T28">Criar lembrete para período de vacinação.</text:span></text:p>
          </table:table-cell>
        </table:table-row>
        <table:table-row table:style-name="Tabela19.1">
          <table:table-cell table:style-name="Tabela19.A1" office:value-type="string">
            <text:p text:style-name="P7"><text:span text:style-name="T1">Ator(es) principal(ais): </text:span><text:span text:style-name="T28">Cidadão</text:span></text:p>
          </table:table-cell>
        </table:table-row>
        <table:table-row table:style-name="Tabela19.1">
          <table:table-cell table:style-name="Tabela19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19.1">
          <table:table-cell table:style-name="Tabela19.A4" office:value-type="string">
            <text:p text:style-name="P22">Garantia de Sucesso: </text:p>
          </table:table-cell>
        </table:table-row>
        <table:table-row table:style-name="Tabela19.1">
          <table:table-cell table:style-name="Tabela19.A1" office:value-type="string">
            <text:p text:style-name="P23">Fluxo básico: </text:p>
          </table:table-cell>
        </table:table-row>
        <table:table-row table:style-name="Tabela19.1">
          <table:table-cell table:style-name="Tabela19.A1" office:value-type="string">
            <text:p text:style-name="P23">Fluxo alternativo: </text:p>
          </table:table-cell>
        </table:table-row>
        <table:table-row table:style-name="Tabela19.1">
          <table:table-cell table:style-name="Tabela19.A4" office:value-type="string">
            <text:p text:style-name="P22">Frequência: <text:span text:style-name="T26">Mediana</text:span></text:p>
          </table:table-cell>
        </table:table-row>
      </table:table>
      <text:p text:style-name="P43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7"><text:span text:style-name="T1">C</text:span><text:span text:style-name="T2">DU</text:span><text:span text:style-name="T15">20</text:span><text:span text:style-name="T1">:</text:span><text:span text:style-name="T13"> </text:span><text:span text:style-name="T28">Consultar hospitais próximos que fornecem vacina.</text:span></text:p>
          </table:table-cell>
        </table:table-row>
        <table:table-row table:style-name="Tabela20.1">
          <table:table-cell table:style-name="Tabela20.A1" office:value-type="string">
            <text:p text:style-name="P7"><text:span text:style-name="T1">Ator(es) principal(ais): </text:span><text:span text:style-name="T28">Cidadão</text:span></text:p>
          </table:table-cell>
        </table:table-row>
        <table:table-row table:style-name="Tabela20.1">
          <table:table-cell table:style-name="Tabela20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20.1">
          <table:table-cell table:style-name="Tabela20.A4" office:value-type="string">
            <text:p text:style-name="P22">Garantia de Sucesso: </text:p>
          </table:table-cell>
        </table:table-row>
        <table:table-row table:style-name="Tabela20.1">
          <table:table-cell table:style-name="Tabela20.A1" office:value-type="string">
            <text:p text:style-name="P23">Fluxo básico: </text:p>
          </table:table-cell>
        </table:table-row>
        <table:table-row table:style-name="Tabela20.1">
          <table:table-cell table:style-name="Tabela20.A1" office:value-type="string">
            <text:p text:style-name="P23">Fluxo alternativo: </text:p>
          </table:table-cell>
        </table:table-row>
        <table:table-row table:style-name="Tabela20.1">
          <table:table-cell table:style-name="Tabela20.A4" office:value-type="string">
            <text:p text:style-name="P22">Frequência: <text:span text:style-name="T26">Mediana</text:span></text:p>
          </table:table-cell>
        </table:table-row>
      </table:table>
      <text:p text:style-name="P43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7"><text:span text:style-name="T1">C</text:span><text:span text:style-name="T2">DU</text:span><text:span text:style-name="T15">21</text:span><text:span text:style-name="T1">:</text:span><text:span text:style-name="T13"> </text:span><text:span text:style-name="T28">Verificar estoque de vacina.</text:span></text:p>
          </table:table-cell>
        </table:table-row>
        <text:soft-page-break/>
        <table:table-row table:style-name="Tabela21.1">
          <table:table-cell table:style-name="Tabela21.A1" office:value-type="string">
            <text:p text:style-name="P7"><text:span text:style-name="T1">Ator(es) principal(ais): </text:span><text:span text:style-name="T18">Administrador (</text:span><text:span text:style-name="T27">Hospital</text:span><text:span text:style-name="T18">) </text:span><text:span text:style-name="T28">e Funcionário(Hospital).</text:span></text:p>
          </table:table-cell>
        </table:table-row>
        <table:table-row table:style-name="Tabela21.1">
          <table:table-cell table:style-name="Tabela21.A1" office:value-type="string">
            <text:p text:style-name="P7"><text:span text:style-name="T1">Pré-condições: </text:span>Ter o aplicativo instalado em um dispositivo móvel ou <text:span text:style-name="T38">acesso à página</text:span> WEB do Sistema; <text:span text:style-name="T37">Possuir cadastrado efetivado no sistema como Administrador associado ao Governo.</text:span></text:p>
          </table:table-cell>
        </table:table-row>
        <table:table-row table:style-name="Tabela21.1">
          <table:table-cell table:style-name="Tabela21.A4" office:value-type="string">
            <text:p text:style-name="P22">Garantia de Sucesso: </text:p>
          </table:table-cell>
        </table:table-row>
        <table:table-row table:style-name="Tabela21.1">
          <table:table-cell table:style-name="Tabela21.A1" office:value-type="string">
            <text:p text:style-name="P23">Fluxo básico: </text:p>
          </table:table-cell>
        </table:table-row>
        <table:table-row table:style-name="Tabela21.1">
          <table:table-cell table:style-name="Tabela21.A1" office:value-type="string">
            <text:p text:style-name="P23">Fluxo alternativo: </text:p>
          </table:table-cell>
        </table:table-row>
        <table:table-row table:style-name="Tabela21.1">
          <table:table-cell table:style-name="Tabela21.A4" office:value-type="string">
            <text:p text:style-name="P22">Frequência: <text:span text:style-name="T26">Mediana</text:span></text:p>
          </table:table-cell>
        </table:table-row>
      </table:table>
      <text:p text:style-name="P43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10T17:32:38.922826979</dc:date>
    <meta:editing-duration>PT1H10M47S</meta:editing-duration>
    <meta:editing-cycles>20</meta:editing-cycles>
    <meta:document-statistic meta:table-count="22" meta:image-count="0" meta:object-count="0" meta:page-count="13" meta:paragraph-count="320" meta:word-count="2522" meta:character-count="21442" meta:non-whitespace-character-count="14346"/>
  </office:meta>
</office:document-meta>
</file>